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1.625in"/>
    </style:style>
    <style:style style:name="Table3.D" style:family="table-column">
      <style:table-column-properties style:column-width="1.6243in"/>
    </style:style>
    <style:style style:name="Table3.1" style:family="table-row">
      <style:table-row-properties fo:keep-together="auto"/>
    </style:style>
    <style:style style:name="Table3.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1.625in"/>
    </style:style>
    <style:style style:name="Table4.D" style:family="table-column">
      <style:table-column-properties style:column-width="1.6243in"/>
    </style:style>
    <style:style style:name="Table4.1" style:family="table-row">
      <style:table-row-properties fo:keep-together="auto"/>
    </style:style>
    <style:style style:name="Table4.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1.625in"/>
    </style:style>
    <style:style style:name="Table5.D" style:family="table-column">
      <style:table-column-properties style:column-width="1.6243in"/>
    </style:style>
    <style:style style:name="Table5.1" style:family="table-row">
      <style:table-row-properties fo:keep-together="auto"/>
    </style:style>
    <style:style style:name="Table5.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4"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5" style:family="paragraph" style:parent-style-name="Standard" style:list-style-name="WWNum22">
      <style:paragraph-properties fo:margin-left="0.3335in" fo:margin-right="0in" fo:margin-top="0in" fo:margin-bottom="0in" loext:contextual-spacing="false" fo:line-height="114%" fo:text-indent="-0.25in" style:auto-text-indent="false" fo:padding="0in" fo:border="none"/>
    </style:style>
    <style:style style:name="P6" style:family="paragraph" style:parent-style-name="Standard" style:list-style-name="WWNum22">
      <style:paragraph-properties fo:margin-left="0.3335in" fo:margin-right="0in" fo:margin-top="0in" fo:margin-bottom="0in" loext:contextual-spacing="false" fo:line-height="114%" fo:text-indent="-0.25in" style:auto-text-indent="false" fo:padding="0in" fo:border="none"/>
    </style:style>
    <style:style style:name="P7" style:family="paragraph" style:parent-style-name="Standard" style:list-style-name="WWNum24">
      <style:paragraph-properties fo:margin-left="0.3335in" fo:margin-right="0in" fo:margin-top="0in" fo:margin-bottom="0in" loext:contextual-spacing="false" fo:line-height="114%" fo:text-indent="-0.25in" style:auto-text-indent="false" fo:padding="0in" fo:border="none"/>
    </style:style>
    <style:style style:name="P8" style:family="paragraph" style:parent-style-name="Standard" style:list-style-name="WWNum24">
      <style:paragraph-properties fo:margin-left="0.3335in" fo:margin-right="0in" fo:margin-top="0in" fo:margin-bottom="0in" loext:contextual-spacing="false" fo:line-height="114%" fo:text-indent="-0.25in" style:auto-text-indent="false" fo:padding="0in" fo:border="none"/>
    </style:style>
    <style:style style:name="P9" style:family="paragraph" style:parent-style-name="Standard" style:list-style-name="WWNum25">
      <style:paragraph-properties fo:margin-left="0.3335in" fo:margin-right="0in" fo:margin-top="0in" fo:margin-bottom="0in" loext:contextual-spacing="false" fo:line-height="114%" fo:text-indent="-0.25in" style:auto-text-indent="false" fo:padding="0in" fo:border="none"/>
    </style:style>
    <style:style style:name="P10" style:family="paragraph" style:parent-style-name="Standard" style:list-style-name="WWNum25">
      <style:paragraph-properties fo:margin-left="0.3335in" fo:margin-right="0in" fo:margin-top="0in" fo:margin-bottom="0in" loext:contextual-spacing="false" fo:line-height="114%" fo:text-indent="-0.25in" style:auto-text-indent="false" fo:padding="0in" fo:border="none"/>
    </style:style>
    <style:style style:name="P11" style:family="paragraph" style:parent-style-name="Standard" style:list-style-name="WWNum26">
      <style:paragraph-properties fo:margin-left="0.3335in" fo:margin-right="0in" fo:margin-top="0in" fo:margin-bottom="0in" loext:contextual-spacing="false" fo:line-height="114%" fo:text-indent="-0.25in" style:auto-text-indent="false" fo:padding="0in" fo:border="none"/>
    </style:style>
    <style:style style:name="P12" style:family="paragraph" style:parent-style-name="Standard" style:list-style-name="WWNum26">
      <style:paragraph-properties fo:margin-left="0.3335in" fo:margin-right="0in" fo:margin-top="0in" fo:margin-bottom="0in" loext:contextual-spacing="false" fo:line-height="114%" fo:text-indent="-0.25in" style:auto-text-indent="false" fo:padding="0in" fo:border="none"/>
    </style:style>
    <style:style style:name="P13" style:family="paragraph" style:parent-style-name="Standard" style:list-style-name="WWNum9">
      <style:paragraph-properties fo:margin-left="0.3335in" fo:margin-right="0in" fo:margin-top="0in" fo:margin-bottom="0in" loext:contextual-spacing="false" fo:line-height="114%" fo:text-indent="-0.25in" style:auto-text-indent="false" fo:padding="0in" fo:border="none"/>
    </style:style>
    <style:style style:name="P14" style:family="paragraph" style:parent-style-name="Standard" style:list-style-name="WWNum9">
      <style:paragraph-properties fo:margin-left="0.3335in" fo:margin-right="0in" fo:margin-top="0in" fo:margin-bottom="0in" loext:contextual-spacing="false" fo:line-height="114%" fo:text-indent="-0.25in" style:auto-text-indent="false" fo:padding="0in" fo:border="none"/>
    </style:style>
    <style:style style:name="P15" style:family="paragraph" style:parent-style-name="Standard" style:list-style-name="WWNum1">
      <style:paragraph-properties fo:margin-left="0.3335in" fo:margin-right="0in" fo:margin-top="0in" fo:margin-bottom="0.0835in" loext:contextual-spacing="false" fo:line-height="114%" fo:text-indent="-0.25in" style:auto-text-indent="false" fo:padding="0in" fo:border="none"/>
    </style:style>
    <style:style style:name="P16" style:family="paragraph" style:parent-style-name="Standard" style:list-style-name="WWNum22">
      <style:paragraph-properties fo:margin-left="0.3335in" fo:margin-right="0in" fo:margin-top="0in" fo:margin-bottom="0.0835in" loext:contextual-spacing="false" fo:line-height="114%" fo:text-indent="-0.25in" style:auto-text-indent="false" fo:padding="0in" fo:border="none"/>
    </style:style>
    <style:style style:name="P17" style:family="paragraph" style:parent-style-name="Standard" style:list-style-name="WWNum24">
      <style:paragraph-properties fo:margin-left="0.3335in" fo:margin-right="0in" fo:margin-top="0in" fo:margin-bottom="0.0835in" loext:contextual-spacing="false" fo:line-height="114%" fo:text-indent="-0.25in" style:auto-text-indent="false" fo:padding="0in" fo:border="none"/>
    </style:style>
    <style:style style:name="P18" style:family="paragraph" style:parent-style-name="Standard" style:list-style-name="WWNum25">
      <style:paragraph-properties fo:margin-left="0.3335in" fo:margin-right="0in" fo:margin-top="0in" fo:margin-bottom="0.0835in" loext:contextual-spacing="false" fo:line-height="114%" fo:text-indent="-0.25in" style:auto-text-indent="false" fo:padding="0in" fo:border="none"/>
    </style:style>
    <style:style style:name="P19" style:family="paragraph" style:parent-style-name="Standard" style:list-style-name="WWNum9">
      <style:paragraph-properties fo:margin-left="0.3335in" fo:margin-right="0in" fo:margin-top="0in" fo:margin-bottom="0.0835in" loext:contextual-spacing="false" fo:line-height="114%" fo:text-indent="-0.25in" style:auto-text-indent="false" fo:padding="0in" fo:border="none"/>
    </style:style>
    <style:style style:name="P20"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21"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22"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23"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24" style:family="paragraph" style:parent-style-name="Standard" style:list-style-name="WWNum20">
      <style:paragraph-properties fo:margin-left="0.3228in" fo:margin-right="0in" fo:margin-top="0in" fo:margin-bottom="0in" loext:contextual-spacing="false" fo:line-height="114%" fo:text-indent="-0.25in" style:auto-text-indent="false" fo:padding="0in" fo:border="none"/>
    </style:style>
    <style:style style:name="P25" style:family="paragraph" style:parent-style-name="Standard" style:list-style-name="WWNum20">
      <style:paragraph-properties fo:margin-left="0.3228in" fo:margin-right="0in" fo:margin-top="0in" fo:margin-bottom="0in" loext:contextual-spacing="false" fo:line-height="114%" fo:text-indent="-0.25in" style:auto-text-indent="false" fo:padding="0in" fo:border="none"/>
    </style:style>
    <style:style style:name="P26" style:family="paragraph" style:parent-style-name="Standard" style:list-style-name="WWNum21">
      <style:paragraph-properties fo:margin-left="0.3228in" fo:margin-right="0in" fo:margin-top="0in" fo:margin-bottom="0in" loext:contextual-spacing="false" fo:line-height="114%" fo:text-indent="-0.25in" style:auto-text-indent="false" fo:padding="0in" fo:border="none"/>
    </style:style>
    <style:style style:name="P27" style:family="paragraph" style:parent-style-name="Standard" style:list-style-name="WWNum21">
      <style:paragraph-properties fo:margin-left="0.3228in" fo:margin-right="0in" fo:margin-top="0in" fo:margin-bottom="0in" loext:contextual-spacing="false" fo:line-height="114%" fo:text-indent="-0.25in" style:auto-text-indent="false" fo:padding="0in" fo:border="none"/>
    </style:style>
    <style:style style:name="P28" style:family="paragraph" style:parent-style-name="Standard" style:list-style-name="WWNum23">
      <style:paragraph-properties fo:margin-left="0.3228in" fo:margin-right="0in" fo:margin-top="0in" fo:margin-bottom="0in" loext:contextual-spacing="false" fo:line-height="114%" fo:text-indent="-0.25in" style:auto-text-indent="false" fo:padding="0in" fo:border="none"/>
    </style:style>
    <style:style style:name="P29" style:family="paragraph" style:parent-style-name="Standard" style:list-style-name="WWNum31">
      <style:paragraph-properties fo:margin-left="0.3228in" fo:margin-right="0in" fo:margin-top="0in" fo:margin-bottom="0in" loext:contextual-spacing="false" fo:line-height="114%" fo:text-indent="-0.25in" style:auto-text-indent="false" fo:padding="0in" fo:border="none"/>
    </style:style>
    <style:style style:name="P30" style:family="paragraph" style:parent-style-name="Standard" style:list-style-name="WWNum31">
      <style:paragraph-properties fo:margin-left="0.3228in" fo:margin-right="0in" fo:margin-top="0in" fo:margin-bottom="0in" loext:contextual-spacing="false" fo:line-height="114%" fo:text-indent="-0.25in" style:auto-text-indent="false" fo:padding="0in" fo:border="none"/>
    </style:style>
    <style:style style:name="P31"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32"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33"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34"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35"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36"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37"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38"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39" style:family="paragraph" style:parent-style-name="Standard" style:list-style-name="WWNum11">
      <style:paragraph-properties fo:margin-left="0.3228in" fo:margin-right="0in" fo:margin-top="0in" fo:margin-bottom="0in" loext:contextual-spacing="false" fo:line-height="114%" fo:text-indent="-0.25in" style:auto-text-indent="false" fo:padding="0in" fo:border="none"/>
    </style:style>
    <style:style style:name="P40"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41"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42"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43"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44"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45"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46"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47"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48"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49"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50" style:family="paragraph" style:parent-style-name="Standard" style:list-style-name="WWNum18">
      <style:paragraph-properties fo:margin-left="0.3228in" fo:margin-right="0in" fo:margin-top="0in" fo:margin-bottom="0.0835in" loext:contextual-spacing="false" fo:line-height="114%" fo:text-indent="-0.25in" style:auto-text-indent="false" fo:padding="0in" fo:border="none"/>
    </style:style>
    <style:style style:name="P51" style:family="paragraph" style:parent-style-name="Standard" style:list-style-name="WWNum19">
      <style:paragraph-properties fo:margin-left="0.3228in" fo:margin-right="0in" fo:margin-top="0in" fo:margin-bottom="0.0835in" loext:contextual-spacing="false" fo:line-height="114%" fo:text-indent="-0.25in" style:auto-text-indent="false" fo:padding="0in" fo:border="none"/>
    </style:style>
    <style:style style:name="P52" style:family="paragraph" style:parent-style-name="Standard" style:list-style-name="WWNum20">
      <style:paragraph-properties fo:margin-left="0.3228in" fo:margin-right="0in" fo:margin-top="0in" fo:margin-bottom="0.0835in" loext:contextual-spacing="false" fo:line-height="114%" fo:text-indent="-0.25in" style:auto-text-indent="false" fo:padding="0in" fo:border="none"/>
    </style:style>
    <style:style style:name="P53" style:family="paragraph" style:parent-style-name="Standard" style:list-style-name="WWNum21">
      <style:paragraph-properties fo:margin-left="0.3228in" fo:margin-right="0in" fo:margin-top="0in" fo:margin-bottom="0.0835in" loext:contextual-spacing="false" fo:line-height="114%" fo:text-indent="-0.25in" style:auto-text-indent="false" fo:padding="0in" fo:border="none"/>
    </style:style>
    <style:style style:name="P54" style:family="paragraph" style:parent-style-name="Standard" style:list-style-name="WWNum23">
      <style:paragraph-properties fo:margin-left="0.3228in" fo:margin-right="0in" fo:margin-top="0in" fo:margin-bottom="0.0835in" loext:contextual-spacing="false" fo:line-height="114%" fo:text-indent="-0.25in" style:auto-text-indent="false" fo:padding="0in" fo:border="none"/>
    </style:style>
    <style:style style:name="P55" style:family="paragraph" style:parent-style-name="Standard" style:list-style-name="WWNum31">
      <style:paragraph-properties fo:margin-left="0.3228in" fo:margin-right="0in" fo:margin-top="0in" fo:margin-bottom="0.0835in" loext:contextual-spacing="false" fo:line-height="114%" fo:text-indent="-0.25in" style:auto-text-indent="false" fo:padding="0in" fo:border="none"/>
    </style:style>
    <style:style style:name="P56"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57" style:family="paragraph" style:parent-style-name="Standard" style:list-style-name="WWNum7">
      <style:paragraph-properties fo:margin-left="0.3228in" fo:margin-right="0in" fo:margin-top="0in" fo:margin-bottom="0.0835in" loext:contextual-spacing="false" fo:line-height="114%" fo:text-indent="-0.25in" style:auto-text-indent="false" fo:padding="0in" fo:border="none"/>
    </style:style>
    <style:style style:name="P58" style:family="paragraph" style:parent-style-name="Standard" style:list-style-name="WWNum8">
      <style:paragraph-properties fo:margin-left="0.3228in" fo:margin-right="0in" fo:margin-top="0in" fo:margin-bottom="0.0835in" loext:contextual-spacing="false" fo:line-height="114%" fo:text-indent="-0.25in" style:auto-text-indent="false" fo:padding="0in" fo:border="none"/>
    </style:style>
    <style:style style:name="P59"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60" style:family="paragraph" style:parent-style-name="Standard" style:list-style-name="WWNum11">
      <style:paragraph-properties fo:margin-left="0.3228in" fo:margin-right="0in" fo:margin-top="0in" fo:margin-bottom="0.0835in" loext:contextual-spacing="false" fo:line-height="114%" fo:text-indent="-0.25in" style:auto-text-indent="false" fo:padding="0in" fo:border="none"/>
    </style:style>
    <style:style style:name="P61" style:family="paragraph" style:parent-style-name="Standard" style:list-style-name="WWNum12">
      <style:paragraph-properties fo:margin-left="0.3228in" fo:margin-right="0in" fo:margin-top="0in" fo:margin-bottom="0.0835in" loext:contextual-spacing="false" fo:line-height="114%" fo:text-indent="-0.25in" style:auto-text-indent="false" fo:padding="0in" fo:border="none"/>
    </style:style>
    <style:style style:name="P62" style:family="paragraph" style:parent-style-name="Standard" style:list-style-name="WWNum13">
      <style:paragraph-properties fo:margin-left="0.3228in" fo:margin-right="0in" fo:margin-top="0in" fo:margin-bottom="0.0835in" loext:contextual-spacing="false" fo:line-height="114%" fo:text-indent="-0.25in" style:auto-text-indent="false" fo:padding="0in" fo:border="none"/>
    </style:style>
    <style:style style:name="P63" style:family="paragraph" style:parent-style-name="Standard" style:list-style-name="WWNum14">
      <style:paragraph-properties fo:margin-left="0.3228in" fo:margin-right="0in" fo:margin-top="0in" fo:margin-bottom="0.0835in" loext:contextual-spacing="false" fo:line-height="114%" fo:text-indent="-0.25in" style:auto-text-indent="false" fo:padding="0in" fo:border="none"/>
    </style:style>
    <style:style style:name="P64" style:family="paragraph" style:parent-style-name="Standard" style:list-style-name="WWNum15">
      <style:paragraph-properties fo:margin-left="0.3228in" fo:margin-right="0in" fo:margin-top="0in" fo:margin-bottom="0.0835in" loext:contextual-spacing="false" fo:line-height="114%" fo:text-indent="-0.25in" style:auto-text-indent="false" fo:padding="0in" fo:border="none"/>
    </style:style>
    <style:style style:name="P65"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66" style:family="paragraph" style:parent-style-name="Standard">
      <style:paragraph-properties fo:margin-top="0.0835in" fo:margin-bottom="0.0835in" loext:contextual-spacing="false" fo:line-height="114%" fo:padding="0in" fo:border="none"/>
    </style:style>
    <style:style style:name="P67" style:family="paragraph" style:parent-style-name="Standard">
      <style:paragraph-properties fo:line-height="114%" fo:padding="0in" fo:border="none"/>
    </style:style>
    <style:style style:name="P68" style:family="paragraph" style:parent-style-name="Standard">
      <style:paragraph-properties fo:line-height="114%" fo:padding="0in" fo:border="none"/>
      <style:text-properties style:font-name="Google Sans Text" style:font-name-asian="Google Sans Text1" style:font-name-complex="Google Sans Text1"/>
    </style:style>
    <style:style style:name="P69" style:family="paragraph" style:parent-style-name="Standard">
      <style:paragraph-properties fo:line-height="114%" fo:padding="0in" fo:border="none"/>
      <style:text-properties fo:color="#444746" style:font-name="Google Sans Text" fo:background-color="#f0f4f9" style:font-name-asian="Google Sans Text1" style:font-name-complex="Google Sans Text1"/>
    </style:style>
    <style:style style:name="P70" style:family="paragraph" style:parent-style-name="Standard">
      <style:paragraph-properties fo:margin-top="0.1665in" fo:margin-bottom="0.1665in" loext:contextual-spacing="false" fo:line-height="114%" fo:padding="0in" fo:border="none"/>
    </style:style>
    <style:style style:name="P71" style:family="paragraph" style:parent-style-name="Standard">
      <style:paragraph-properties fo:margin-top="0.1665in" fo:margin-bottom="0in" loext:contextual-spacing="false" fo:line-height="114%" fo:padding="0in" fo:border="none"/>
    </style:style>
    <style:style style:name="P72" style:family="paragraph" style:parent-style-name="Standard">
      <style:paragraph-properties fo:margin-left="0.1665in" fo:margin-right="0.0835in" fo:margin-top="0in" fo:margin-bottom="0.1665in" loext:contextual-spacing="false" fo:line-height="114%" fo:text-indent="0in" style:auto-text-indent="false" fo:padding="0in" fo:border="none"/>
      <style:text-properties fo:color="#1f1f1f" style:font-name="Google Sans Text" fo:font-weight="bold" style:font-name-asian="Google Sans Text1" style:font-weight-asian="bold" style:font-name-complex="Google Sans Text1" style:font-weight-complex="bold"/>
    </style:style>
    <style:style style:name="P73" style:family="paragraph" style:parent-style-name="Standard">
      <style:paragraph-properties fo:margin-left="0.1665in" fo:margin-right="0.0835in" fo:margin-top="0.0835in" fo:margin-bottom="0.1043in" loext:contextual-spacing="false" fo:line-height="114%" fo:text-indent="0in" style:auto-text-indent="false" fo:padding="0in" fo:border="none"/>
    </style:style>
    <style:style style:name="P74" style:family="paragraph" style:parent-style-name="Standard" style:list-style-name="WWNum27">
      <style:paragraph-properties fo:margin-left="0.6146in" fo:margin-right="0in" fo:margin-top="0in" fo:margin-bottom="0in" loext:contextual-spacing="false" fo:line-height="114%" fo:text-indent="-0.25in" style:auto-text-indent="false" fo:padding="0in" fo:border="none"/>
    </style:style>
    <style:style style:name="P75" style:family="paragraph" style:parent-style-name="Standard" style:list-style-name="WWNum27">
      <style:paragraph-properties fo:margin-left="0.6146in" fo:margin-right="0in" fo:margin-top="0in" fo:margin-bottom="0in" loext:contextual-spacing="false" fo:line-height="114%" fo:text-indent="-0.25in" style:auto-text-indent="false" fo:padding="0in" fo:border="none"/>
    </style:style>
    <style:style style:name="P76" style:family="paragraph" style:parent-style-name="Standard" style:list-style-name="WWNum28">
      <style:paragraph-properties fo:margin-left="0.6146in" fo:margin-right="0in" fo:margin-top="0in" fo:margin-bottom="0in" loext:contextual-spacing="false" fo:line-height="114%" fo:text-indent="-0.25in" style:auto-text-indent="false" fo:padding="0in" fo:border="none"/>
    </style:style>
    <style:style style:name="P77" style:family="paragraph" style:parent-style-name="Standard" style:list-style-name="WWNum28">
      <style:paragraph-properties fo:margin-left="0.6146in" fo:margin-right="0in" fo:margin-top="0in" fo:margin-bottom="0in" loext:contextual-spacing="false" fo:line-height="114%" fo:text-indent="-0.25in" style:auto-text-indent="false" fo:padding="0in" fo:border="none"/>
    </style:style>
    <style:style style:name="P78" style:family="paragraph" style:parent-style-name="Standard" style:list-style-name="WWNum29">
      <style:paragraph-properties fo:margin-left="0.6146in" fo:margin-right="0in" fo:margin-top="0in" fo:margin-bottom="0in" loext:contextual-spacing="false" fo:line-height="114%" fo:text-indent="-0.25in" style:auto-text-indent="false" fo:padding="0in" fo:border="none"/>
    </style:style>
    <style:style style:name="P79" style:family="paragraph" style:parent-style-name="Standard" style:list-style-name="WWNum29">
      <style:paragraph-properties fo:margin-left="0.6146in" fo:margin-right="0in" fo:margin-top="0in" fo:margin-bottom="0in" loext:contextual-spacing="false" fo:line-height="114%" fo:text-indent="-0.25in" style:auto-text-indent="false" fo:padding="0in" fo:border="none"/>
    </style:style>
    <style:style style:name="P80" style:family="paragraph" style:parent-style-name="Standard" style:list-style-name="WWNum30">
      <style:paragraph-properties fo:margin-left="0.6146in" fo:margin-right="0in" fo:margin-top="0in" fo:margin-bottom="0in" loext:contextual-spacing="false" fo:line-height="114%" fo:text-indent="-0.25in" style:auto-text-indent="false" fo:padding="0in" fo:border="none"/>
    </style:style>
    <style:style style:name="P81" style:family="paragraph" style:parent-style-name="Standard" style:list-style-name="WWNum30">
      <style:paragraph-properties fo:margin-left="0.6146in" fo:margin-right="0in" fo:margin-top="0in" fo:margin-bottom="0in" loext:contextual-spacing="false" fo:line-height="114%" fo:text-indent="-0.25in" style:auto-text-indent="false" fo:padding="0in" fo:border="none"/>
    </style:style>
    <style:style style:name="P82" style:family="paragraph" style:parent-style-name="Standard" style:list-style-name="WWNum30">
      <style:paragraph-properties fo:margin-left="0.6146in" fo:margin-right="0in" fo:margin-top="0in" fo:margin-bottom="0.0835in" loext:contextual-spacing="false" fo:line-height="114%" fo:text-indent="-0.25in" style:auto-text-indent="false" fo:padding="0in" fo:border="none"/>
    </style:style>
    <style:style style:name="P83" style:family="paragraph" style:parent-style-name="Standard" style:list-style-name="WWNum2">
      <style:paragraph-properties fo:margin-left="0.6043in" fo:margin-right="0in" fo:margin-top="0in" fo:margin-bottom="0in" loext:contextual-spacing="false" fo:line-height="114%" fo:text-indent="-0.25in" style:auto-text-indent="false" fo:padding="0in" fo:border="none"/>
    </style:style>
    <style:style style:name="P84" style:family="paragraph" style:parent-style-name="Standard" style:list-style-name="WWNum2">
      <style:paragraph-properties fo:margin-left="0.6043in" fo:margin-right="0in" fo:margin-top="0in" fo:margin-bottom="0in" loext:contextual-spacing="false" fo:line-height="114%" fo:text-indent="-0.25in" style:auto-text-indent="false" fo:padding="0in" fo:border="none"/>
    </style:style>
    <style:style style:name="P85" style:family="paragraph" style:parent-style-name="Standard" style:list-style-name="WWNum4">
      <style:paragraph-properties fo:margin-left="0.6043in" fo:margin-right="0in" fo:margin-top="0in" fo:margin-bottom="0in" loext:contextual-spacing="false" fo:line-height="114%" fo:text-indent="-0.25in" style:auto-text-indent="false" fo:padding="0in" fo:border="none"/>
    </style:style>
    <style:style style:name="P86" style:family="paragraph" style:parent-style-name="Standard" style:list-style-name="WWNum4">
      <style:paragraph-properties fo:margin-left="0.6043in" fo:margin-right="0in" fo:margin-top="0in" fo:margin-bottom="0in" loext:contextual-spacing="false" fo:line-height="114%" fo:text-indent="-0.25in" style:auto-text-indent="false" fo:padding="0in" fo:border="none"/>
    </style:style>
    <style:style style:name="P87" style:family="paragraph" style:parent-style-name="Standard" style:list-style-name="WWNum6">
      <style:paragraph-properties fo:margin-left="0.6043in" fo:margin-right="0in" fo:margin-top="0in" fo:margin-bottom="0in" loext:contextual-spacing="false" fo:line-height="114%" fo:text-indent="-0.25in" style:auto-text-indent="false" fo:padding="0in" fo:border="none"/>
    </style:style>
    <style:style style:name="P88" style:family="paragraph" style:parent-style-name="Standard" style:list-style-name="WWNum6">
      <style:paragraph-properties fo:margin-left="0.6043in" fo:margin-right="0in" fo:margin-top="0in" fo:margin-bottom="0.0835in" loext:contextual-spacing="false" fo:line-height="114%" fo:text-indent="-0.25in" style:auto-text-indent="false" fo:padding="0in" fo:border="none"/>
    </style:style>
    <style:style style:name="P89" style:family="paragraph" style:parent-style-name="Standard">
      <style:paragraph-properties fo:margin-top="0in" fo:margin-bottom="0.1772in" loext:contextual-spacing="false" fo:line-height="114%" fo:padding="0in" fo:border="none"/>
    </style:style>
    <style:style style:name="P90" style:family="paragraph" style:parent-style-name="Standard" style:list-style-name="WWNum17">
      <style:paragraph-properties fo:margin-left="0.4165in" fo:margin-right="0in" fo:text-indent="-0.25in" style:auto-text-indent="false" fo:padding="0in" fo:border="none"/>
    </style:style>
    <style:style style:name="P91" style:family="paragraph" style:parent-style-name="Heading_20_1" style:master-page-name="Standard">
      <style:paragraph-properties fo:margin-top="0in" fo:margin-bottom="0.0835in" loext:contextual-spacing="false" fo:line-height="114%" style:page-number="1" fo:padding="0in" fo:border="none"/>
    </style:style>
    <style:style style:name="P92" style:family="paragraph" style:parent-style-name="Heading_20_2">
      <style:paragraph-properties fo:margin-top="0in" fo:margin-bottom="0.0835in" loext:contextual-spacing="false" fo:line-height="114%" fo:padding="0in" fo:border="none"/>
    </style:style>
    <style:style style:name="P93" style:family="paragraph" style:parent-style-name="Heading_20_2">
      <style:paragraph-properties fo:margin-top="0.0835in" fo:margin-bottom="0.0835in" loext:contextual-spacing="false" fo:line-height="114%" fo:padding="0in" fo:border="none"/>
    </style:style>
    <style:style style:name="P94" style:family="paragraph" style:parent-style-name="Heading_20_3">
      <style:paragraph-properties fo:margin-top="0in" fo:margin-bottom="0.0835in" loext:contextual-spacing="false" fo:line-height="114%" fo:padding="0in" fo:border="none"/>
    </style:style>
    <style:style style:name="P95" style:family="paragraph" style:parent-style-name="Heading_20_3">
      <style:paragraph-properties fo:margin-top="0.1665in" fo:margin-bottom="0.0835in" loext:contextual-spacing="false" fo:line-height="114%" fo:padding="0in" fo:border="none"/>
    </style:style>
    <style:style style:name="P96" style:family="paragraph" style:parent-style-name="Heading_20_4">
      <style:paragraph-properties fo:margin-top="0in" fo:margin-bottom="0.0835in" loext:contextual-spacing="false" fo:line-height="114%" fo:padding="0in" fo:border="none"/>
    </style:style>
    <style:style style:name="P97" style:family="paragraph" style:parent-style-name="Heading_20_4">
      <style:paragraph-properties fo:margin-top="0.3335in" fo:margin-bottom="0.0835in" loext:contextual-spacing="false" fo:line-height="114%" fo:padding="0in" fo:border="none"/>
    </style:style>
    <style:style style:name="P98" style:family="paragraph" style:parent-style-name="Heading_20_4">
      <style:paragraph-properties fo:margin-top="0in" fo:margin-bottom="0.1772in" loext:contextual-spacing="false" fo:line-height="100%" fo:padding="0in" fo:border="none"/>
    </style:style>
    <style:style style:name="P99" style:family="paragraph">
      <loext:graphic-properties draw:fill="solid" draw:fill-color="#a0a0a0"/>
      <style:paragraph-properties fo:text-align="center"/>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Text" style:font-name-asian="Google Sans Text1" style:font-name-complex="Google Sans Text1"/>
    </style:style>
    <style:style style:name="T3" style:family="text">
      <style:text-properties fo:color="#1f1f1f" style:font-name="Google Sans Text" fo:font-weight="bold" style:font-name-asian="Google Sans Text1" style:font-weight-asian="bold" style:font-name-complex="Google Sans Text1" style:font-weight-complex="bold"/>
    </style:style>
    <style:style style:name="T4" style:family="text">
      <style:text-properties fo:color="#1f1f1f" style:font-name="Google Sans Text" fo:background-color="#f0f4f9" loext:char-shading-value="0" style:font-name-asian="Google Sans Text1" style:font-name-complex="Google Sans Text1"/>
    </style:style>
    <style:style style:name="T5" style:family="text">
      <style:text-properties fo:color="#1f1f1f"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6" style:family="text">
      <style:text-properties fo:color="#1f1f1f" style:font-name="Google Sans Text" fo:font-style="italic" style:font-name-asian="Google Sans Text1" style:font-style-asian="italic" style:font-name-complex="Google Sans Text1" style:font-style-complex="italic"/>
    </style:style>
    <style:style style:name="T7" style:family="text">
      <style:text-properties fo:color="#444746" style:text-position="super 58%" style:font-name="Google Sans Text" fo:font-size="12pt" style:font-name-asian="Google Sans Text1" style:font-size-asian="12pt" style:font-name-complex="Google Sans Text1" style:font-size-complex="12pt"/>
    </style:style>
    <style:style style:name="T8" style:family="text">
      <style:text-properties fo:color="#444746" style:font-name="Google Sans Text" fo:background-color="#f0f4f9" loext:char-shading-value="0" style:font-name-asian="Google Sans Text1" style:font-name-complex="Google Sans Text1"/>
    </style:style>
    <style:style style:name="T9" style:family="text">
      <style:text-properties style:font-name="Google Sans Text" style:font-name-asian="Google Sans Text1" style:font-name-complex="Google Sans Text1"/>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11" style:family="text">
      <style:text-properties fo:color="#8430ce"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2" style:family="text">
      <style:text-properties fo:color="#b55908"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3" style:family="text">
      <style:text-properties fo:color="#1967d2"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4" style:family="text">
      <style:text-properties fo:color="#5f6368"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5" style:family="text">
      <style:text-properties fo:color="#188038"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6" style:family="text">
      <style:text-properties style:font-name="Google Sans" style:font-name-asian="Google Sans1" style:font-name-complex="Google Sans1"/>
    </style:style>
    <style:style style:name="T17" style:family="text">
      <style:text-properties style:font-name="Google Sans" fo:font-size="12pt" style:font-name-asian="Google Sans1" style:font-size-asian="12pt" style:font-name-complex="Google Sans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83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1">Architektonická Specifikace Systému IRIS v2.0: Komplexní Technický Návrh a Implementační Strategie pro Izolované Prostředí</text:span></text:p>
      <text:p text:style-name="P92"><text:span text:style-name="T1">1. Exekutivní Shrnutí a Architektonická Filozofie</text:span></text:p>
      <text:p text:style-name="P1"><text:span text:style-name="T2">Tento dokument představuje vyčerpávající technickou specifikaci pro vývoj systému IRIS (verze 2.0), určenou primárně pro autonomního programovacího agenta či seniorního vývojového inženýra. Systém IRIS je navržen jako kritická infrastruktura pro podporu imersivní simulace (LARP) projektu Eltex, kde zprostředkovává veškerou interakci mezi izolovanými testovacími subjekty (uživateli) a skrytými operátory (agenty). Architektura musí reflektovat specifické narativní a mechanické požadavky, jako je iluze autonomní umělé inteligence "HLINÍK", dynamická ekonomika založená na sociálním kreditu, a pokročilé mechanismy řízení chaosu, včetně tzv. "Chernobyl" protokolu.</text:span></text:p>
      <text:p text:style-name="P1"><text:span text:style-name="T2">Základním imperativem návrhu je absolutní stabilita v izolovaném prostředí bez přístupu k externí síti Internet (Zero-External-Dependency, ZED). Systém musí fungovat jako monolitický, self-contained ekosystém, který je odolný vůči nestandardnímu chování uživatelů i hardwarovým limitům nasazení (např. v podzemním bunkru). Návrh preferuje robustnost standardních knihoven jazyka Python a atomicitu transakční databáze SQLite před komplexitou distribuovaných systémů, které by v daném kontextu představovaly zbytečné riziko selhání.</text:span></text:p>
      <text:p text:style-name="P94"><text:span text:style-name="T1">1.1 Definice Cílů a Rozsah Systému</text:span></text:p>
      <text:p text:style-name="P1"><text:span text:style-name="T2">Cílem systému není pouze přenos textových zpráv, ale vytvoření komplexního psychologického nástroje. Systém musí aktivně podporovat atmosféru paranoie a nejistoty prostřednictvím vizuálních a funkčních glitchů, manipulace s latencí a řízeného uvolňování informací. Z narativního hlediska systém simuluje pokročilou AI, která však v jádru spoléhá na "Mechanical Turk" princip lidských operátorů.</text:span><text:span text:style-name="T7">1</text:span></text:p>
      <text:p text:style-name="P2"><text:span text:style-name="T2">Technický rozsah zahrnuje:</text:span></text:p>
      <text:list xml:id="list2081932232" text:style-name="WWNum1">
        <text:list-item>
          <text:p text:style-name="P3"><text:span text:style-name="T3">Backendové Jádro:</text:span><text:span text:style-name="T2"> Asynchronní server (FastAPI/Uvicorn) řídící herní logiku, stavové automaty a WebSocket komunikaci.</text:span></text:p>
        </text:list-item>
        <text:list-item>
          <text:p text:style-name="P3"><text:span text:style-name="T3">Perzistentní Úložiště:</text:span><text:span text:style-name="T2"> Relační databáze SQLite s optimalizací pro vysokou konkurentnost zápisů (WAL mode).</text:span></text:p>
        </text:list-item>
        <text:list-item>
          <text:p text:style-name="P3"><text:span text:style-name="T3">Klientská Rozhraní:</text:span><text:span text:style-name="T2"> Tři oddělené Single Page Applications (SPA) pro Uživatele, Agenty a Správce, doručované přímo z backendu bez závislosti na CDN.</text:span></text:p>
        </text:list-item>
        <text:list-item>
          <text:p text:style-name="P15"><text:span text:style-name="T3">Herní Engine:</text:span><text:span text:style-name="T2"> Modulární logika zahrnující ekonomiku, sociální status, rotaci agentů (Shift+1) a simulaci nestability (Chernobyl).</text:span></text:p>
        </text:list-item>
      </text:list>
      <text:p text:style-name="P95"><text:span text:style-name="T1">1.2 Volba Technologického Stacku a Omezení</text:span></text:p>
      <text:p text:style-name="P2"><text:span text:style-name="T2">Vzhledem k požadavku na absenci externích závislostí a nutnost běhu v izolované síti ("air-gapped"), byl zvolen konzervativní, avšak vysoce výkonný stack.</text:span></text:p>
      <text:list xml:id="list2809860898" text:style-name="WWNum18">
        <text:list-item>
          <text:p text:style-name="P20"><text:span text:style-name="T3">Jazyk:</text:span><text:span text:style-name="T2"> Python 3.10+ (využívající striktní typování typing a nová asynchronní primitiva).</text:span></text:p>
        </text:list-item>
        <text:list-item>
          <text:p text:style-name="P20"><text:span text:style-name="T3">Aplikační Framework:</text:span><text:span text:style-name="T2"> FastAPI. Volba padla na FastAPI oproti Flasku z důvodu nativní podpory asynchronních operací (async/await) a WebSocketů, což je klíčové pro real-time charakter chatu a dashboardů. Pydantic modely navíc zajišťují rigorózní validaci dat na vstupu i výstupu, což minimalizuje runtime chyby.</text:span></text:p>
        </text:list-item>
        <text:list-item>
          <text:p text:style-name="P20"><text:span text:style-name="T3">Databáze:</text:span><text:span text:style-name="T2"> SQLite3. Ačkoliv se v podnikové sféře často volí PostgreSQL, pro izolovaný LARP systém je SQLite ideální. Eliminuje potřebu správy samostatného databázového serveru, zjednodušuje zálohování (kopírování jednoho souboru) a při správné konfiguraci (WAL mode) zvládá stovky konkurentních operací za sekundu, což pro 20-30 účastníků dostačuje s obrovskou rezervou.</text:span></text:p>
        </text:list-item>
        <text:list-item>
          <text:p text:style-name="P50"><text:span text:style-name="T3">Protokol:</text:span><text:span text:style-name="T2"> WebSockets pro obousměrnou komunikaci v reálném čase. HTTP REST API bude využito pouze pro úvodní autentizaci a upload statických souborů.</text:span></text:p>
        </text:list-item>
      </text:list>
      <text:p text:style-name="P95"><text:span text:style-name="T1">1.3 Architektonické Principy</text:span></text:p>
      <text:p text:style-name="P1"><text:span text:style-name="T2">Architektura ctí princip "Fail-Safe &amp; Recover". V prostředí LARPu je restart serveru (ať už z technických důvodů nebo jako herní mechanika) běžným jevem. Systém proto musí být schopen se po restartu okamžitě vrátit do konzistentního stavu. Veškerý stav hry, včetně obsahu chatu, stavu ekonomiky a úrovně "Chernobyl" baru, musí být perzistentně ukládán. In-memory struktury budou sloužit pouze jako cache pro aktivní sockety.</text:span></text:p>
      <text:p text:style-name="P93"><draw:rect text:anchor-type="as-char" style:rel-width="100%" draw:z-index="0" draw:style-name="gr1" draw:text-style-name="P99" svg:width="0.0012in" svg:height="0.0213in"><text:p/></draw:rect><text:span text:style-name="T1">2. Datový Model a Návrh Persistence (SQLite)</text:span></text:p>
      <text:p text:style-name="P1"><text:soft-page-break/><text:span text:style-name="T2">Jádrem stability systému je rigorózně navržené databázové schéma. Vzhledem k požadavkům na komplexní ekonomiku, sociální statusy a logiku střídání agentů (Shift+1), nelze spoléhat na NoSQL dokumentové úložiště. Relační integrita je nezbytná pro zajištění konzistence transakcí (např. aby uživatel nemohl utratit kredity, které nemá).</text:span></text:p>
      <text:p text:style-name="P94"><text:span text:style-name="T1">2.1 Konfigurace SQLite Engine</text:span></text:p>
      <text:p text:style-name="P2"><text:span text:style-name="T2">Pro zajištění výkonu a spolehlivosti bude SQLite inicializováno s následujícími PRAGMA direktivami:</text:span></text:p>
      <text:list xml:id="list1489742636" text:style-name="WWNum19">
        <text:list-item>
          <text:p text:style-name="P22"><text:span text:style-name="T2">PRAGMA journal_mode = WAL; (Write-Ahead Logging): Umožňuje, aby čtení neblokovalo zápis a naopak. To je kritické pro plynulost chatu, kdy agenti píší a správci zároveň sledují dashboardy.</text:span></text:p>
        </text:list-item>
        <text:list-item>
          <text:p text:style-name="P22"><text:span text:style-name="T2">PRAGMA synchronous = NORMAL;: Balancuje mezi bezpečností dat a rychlostí zápisu. V kontextu hry je ztráta posledních 200ms dat při výpadku proudu akceptovatelná výměnou za vyšší propustnost.</text:span></text:p>
        </text:list-item>
        <text:list-item>
          <text:p text:style-name="P51"><text:span text:style-name="T2">PRAGMA foreign_keys = ON;: Vynucuje referenční integritu na úrovni databáze, což brání vzniku "sirotčích" záznamů (např. zprávy bez existujícího uživatele).</text:span></text:p>
        </text:list-item>
      </text:list>
      <text:p text:style-name="P95"><text:span text:style-name="T1">2.2 Entitně-Relační Schéma (Detailní Specifikace)</text:span></text:p>
      <text:p text:style-name="P1"><text:span text:style-name="T2">Databáze iris.db bude obsahovat následující tabulky. Schéma reflektuje všechny funkční požadavky, včetně sociálního statusu a Shift+1 mechaniky.</text:span></text:p>
      <text:p text:style-name="P96"><text:span text:style-name="T1">2.2.1 Tabulka users (Testovací subjekty)</text:span></text:p>
      <text:p text:style-name="P1"><text:span text:style-name="T2">Tato tabulka uchovává stav hráčů-uživatelů.</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66"><text:span text:style-name="T3">Atribut</text:span></text:p>
          </table:table-cell>
          <table:table-cell table:style-name="Table1.A1" office:value-type="string">
            <text:p text:style-name="P66"><text:span text:style-name="T3">Datový Typ</text:span></text:p>
          </table:table-cell>
          <table:table-cell table:style-name="Table1.A1" office:value-type="string">
            <text:p text:style-name="P66"><text:span text:style-name="T3">Omezení</text:span></text:p>
          </table:table-cell>
          <table:table-cell table:style-name="Table1.A1" office:value-type="string">
            <text:p text:style-name="P66"><text:span text:style-name="T3">Popis a Význam</text:span></text:p>
          </table:table-cell>
        </table:table-row>
        <table:table-row table:style-name="Table1.1">
          <table:table-cell table:style-name="Table1.A1" office:value-type="string">
            <text:p text:style-name="P66"><text:span text:style-name="T2">id</text:span></text:p>
          </table:table-cell>
          <table:table-cell table:style-name="Table1.A1" office:value-type="string">
            <text:p text:style-name="P66"><text:span text:style-name="T2">INTEGER</text:span></text:p>
          </table:table-cell>
          <table:table-cell table:style-name="Table1.A1" office:value-type="string">
            <text:p text:style-name="P66"><text:span text:style-name="T2">PK, AUTOINCREMENT</text:span></text:p>
          </table:table-cell>
          <table:table-cell table:style-name="Table1.A1" office:value-type="string">
            <text:p text:style-name="P66"><text:span text:style-name="T2">Unikátní identifikátor.</text:span></text:p>
          </table:table-cell>
        </table:table-row>
        <table:table-row table:style-name="Table1.1">
          <table:table-cell table:style-name="Table1.A1" office:value-type="string">
            <text:p text:style-name="P66"><text:span text:style-name="T2">username</text:span></text:p>
          </table:table-cell>
          <table:table-cell table:style-name="Table1.A1" office:value-type="string">
            <text:p text:style-name="P66"><text:span text:style-name="T2">TEXT</text:span></text:p>
          </table:table-cell>
          <table:table-cell table:style-name="Table1.A1" office:value-type="string">
            <text:p text:style-name="P66"><text:span text:style-name="T2">UNIQUE, NOT NULL</text:span></text:p>
          </table:table-cell>
          <table:table-cell table:style-name="Table1.A1" office:value-type="string">
            <text:p text:style-name="P66"><text:span text:style-name="T2">Herní identifikace (např. "Subjekt 89").</text:span></text:p>
          </table:table-cell>
        </table:table-row>
        <table:table-row table:style-name="Table1.1">
          <table:table-cell table:style-name="Table1.A1" office:value-type="string">
            <text:p text:style-name="P66"><text:span text:style-name="T2">password_hash</text:span></text:p>
          </table:table-cell>
          <table:table-cell table:style-name="Table1.A1" office:value-type="string">
            <text:p text:style-name="P66"><text:span text:style-name="T2">TEXT</text:span></text:p>
          </table:table-cell>
          <table:table-cell table:style-name="Table1.A1" office:value-type="string">
            <text:p text:style-name="P66"><text:span text:style-name="T2">NOT NULL</text:span></text:p>
          </table:table-cell>
          <table:table-cell table:style-name="Table1.A1" office:value-type="string">
            <text:p text:style-name="P66"><text:span text:style-name="T2">Bezpečně hashované heslo (PBKDF2/Argon2).</text:span></text:p>
          </table:table-cell>
        </table:table-row>
        <table:table-row table:style-name="Table1.1">
          <table:table-cell table:style-name="Table1.A1" office:value-type="string">
            <text:p text:style-name="P66"><text:span text:style-name="T2">credits</text:span></text:p>
          </table:table-cell>
          <table:table-cell table:style-name="Table1.A1" office:value-type="string">
            <text:p text:style-name="P66"><text:span text:style-name="T2">INTEGER</text:span></text:p>
          </table:table-cell>
          <table:table-cell table:style-name="Table1.A1" office:value-type="string">
            <text:p text:style-name="P66"><text:span text:style-name="T2">DEFAULT 0</text:span></text:p>
          </table:table-cell>
          <table:table-cell table:style-name="Table1.A1" office:value-type="string">
            <text:p text:style-name="P66"><text:span text:style-name="T2">Aktuální ekonomický zůstatek. Nesmí jít pod nulu (kontrolováno aplikační logikou).</text:span></text:p>
          </table:table-cell>
        </table:table-row>
        <table:table-row table:style-name="Table1.1">
          <table:table-cell table:style-name="Table1.A1" office:value-type="string">
            <text:p text:style-name="P66"><text:span text:style-name="T2">social_score</text:span></text:p>
          </table:table-cell>
          <table:table-cell table:style-name="Table1.A1" office:value-type="string">
            <text:p text:style-name="P66"><text:span text:style-name="T2">INTEGER</text:span></text:p>
          </table:table-cell>
          <table:table-cell table:style-name="Table1.A1" office:value-type="string">
            <text:p text:style-name="P66"><text:span text:style-name="T2">DEFAULT 0</text:span></text:p>
          </table:table-cell>
          <table:table-cell table:style-name="Table1.A1" office:value-type="string">
            <text:p text:style-name="P66"><text:span text:style-name="T2">Numerická hodnota sociálního statusu (základ pro výpočet Tieru).</text:span></text:p>
          </table:table-cell>
        </table:table-row>
        <table:table-row table:style-name="Table1.1">
          <table:table-cell table:style-name="Table1.A1" office:value-type="string">
            <text:p text:style-name="P66"><text:span text:style-name="T2">current_tier</text:span></text:p>
          </table:table-cell>
          <table:table-cell table:style-name="Table1.A1" office:value-type="string">
            <text:p text:style-name="P66"><text:span text:style-name="T2">INTEGER</text:span></text:p>
          </table:table-cell>
          <table:table-cell table:style-name="Table1.A1" office:value-type="string">
            <text:p text:style-name="P66"><text:span text:style-name="T2">DEFAULT 1</text:span></text:p>
          </table:table-cell>
          <table:table-cell table:style-name="Table1.A1" office:value-type="string">
            <text:p text:style-name="P66"><text:span text:style-name="T2">FK na social_tiers. Cachovaná hodnota pro rychlý přístup.</text:span></text:p>
          </table:table-cell>
        </table:table-row>
        <table:table-row table:style-name="Table1.1">
          <table:table-cell table:style-name="Table1.A1" office:value-type="string">
            <text:p text:style-name="P66"><text:span text:style-name="T2">is_active</text:span></text:p>
          </table:table-cell>
          <table:table-cell table:style-name="Table1.A1" office:value-type="string">
            <text:p text:style-name="P66"><text:span text:style-name="T2">BOOLEAN</text:span></text:p>
          </table:table-cell>
          <table:table-cell table:style-name="Table1.A1" office:value-type="string">
            <text:p text:style-name="P66"><text:span text:style-name="T2">DEFAULT 1</text:span></text:p>
          </table:table-cell>
          <table:table-cell table:style-name="Table1.A1" office:value-type="string">
            <text:p text:style-name="P66"><text:span text:style-name="T2">Indikátor, zda je uživatel ve hře (pro případ vyloučení).</text:span></text:p>
          </table:table-cell>
        </table:table-row>
        <table:table-row table:style-name="Table1.1">
          <table:table-cell table:style-name="Table1.A1" office:value-type="string">
            <text:p text:style-name="P66"><text:span text:style-name="T2">last_activity</text:span></text:p>
          </table:table-cell>
          <table:table-cell table:style-name="Table1.A1" office:value-type="string">
            <text:p text:style-name="P66"><text:span text:style-name="T2">TIMESTAMP</text:span></text:p>
          </table:table-cell>
          <table:table-cell table:style-name="Table1.A1" office:value-type="string">
            <text:p text:style-name="P66"><text:span text:style-name="T2">DEFAULT NOW</text:span></text:p>
          </table:table-cell>
          <table:table-cell table:style-name="Table1.A1" office:value-type="string">
            <text:p text:style-name="P66"><text:span text:style-name="T2">Pro detekci neaktivity a automatické pokuty.</text:span></text:p>
          </table:table-cell>
        </table:table-row>
      </table:table>
      <text:p text:style-name="P97"><text:span text:style-name="T1">2.2.2 Tabulka agents (Operátoři)</text:span></text:p>
      <text:p text:style-name="P1"><text:span text:style-name="T2">Tabulka agentů je specifická tím, že definuje jejich "fyzické umístění" v systému, což je klíčové pro mechaniku rotace.</text:span></text:p>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66"><text:span text:style-name="T3">Atribut</text:span></text:p>
          </table:table-cell>
          <table:table-cell table:style-name="Table2.A1" office:value-type="string">
            <text:p text:style-name="P66"><text:span text:style-name="T3">Datový Typ</text:span></text:p>
          </table:table-cell>
          <table:table-cell table:style-name="Table2.A1" office:value-type="string">
            <text:p text:style-name="P66"><text:span text:style-name="T3">Omezení</text:span></text:p>
          </table:table-cell>
          <table:table-cell table:style-name="Table2.A1" office:value-type="string">
            <text:p text:style-name="P66"><text:span text:style-name="T3">Popis a Význam</text:span></text:p>
          </table:table-cell>
        </table:table-row>
        <table:table-row table:style-name="Table2.1">
          <table:table-cell table:style-name="Table2.A1" office:value-type="string">
            <text:p text:style-name="P66"><text:span text:style-name="T2">id</text:span></text:p>
          </table:table-cell>
          <table:table-cell table:style-name="Table2.A1" office:value-type="string">
            <text:p text:style-name="P66"><text:span text:style-name="T2">INTEGER</text:span></text:p>
          </table:table-cell>
          <table:table-cell table:style-name="Table2.A1" office:value-type="string">
            <text:p text:style-name="P66"><text:span text:style-name="T2">PK, AUTOINCREMENT</text:span></text:p>
          </table:table-cell>
          <table:table-cell table:style-name="Table2.A1" office:value-type="string">
            <text:p text:style-name="P66"><text:span text:style-name="T2">Interní ID.</text:span></text:p>
          </table:table-cell>
        </table:table-row>
        <table:table-row table:style-name="Table2.1">
          <table:table-cell table:style-name="Table2.A1" office:value-type="string">
            <text:p text:style-name="P66"><text:span text:style-name="T2">username</text:span></text:p>
          </table:table-cell>
          <table:table-cell table:style-name="Table2.A1" office:value-type="string">
            <text:p text:style-name="P66"><text:span text:style-name="T2">TEXT</text:span></text:p>
          </table:table-cell>
          <table:table-cell table:style-name="Table2.A1" office:value-type="string">
            <text:p text:style-name="P66"><text:span text:style-name="T2">UNIQUE, NOT NULL</text:span></text:p>
          </table:table-cell>
          <table:table-cell table:style-name="Table2.A1" office:value-type="string">
            <text:p text:style-name="P66"><text:span text:style-name="T2">Login operátora (např. "Operator_Alpha").</text:span></text:p>
          </table:table-cell>
        </table:table-row>
        <table:table-row table:style-name="Table2.1">
          <table:table-cell table:style-name="Table2.A1" office:value-type="string">
            <text:p text:style-name="P66"><text:span text:style-name="T2">seat_index</text:span></text:p>
          </table:table-cell>
          <table:table-cell table:style-name="Table2.A1" office:value-type="string">
            <text:p text:style-name="P66"><text:span text:style-name="T2">INTEGER</text:span></text:p>
          </table:table-cell>
          <table:table-cell table:style-name="Table2.A1" office:value-type="string">
            <text:p text:style-name="P66"><text:span text:style-name="T2">UNIQUE, NOT NULL</text:span></text:p>
          </table:table-cell>
          <table:table-cell table:style-name="Table2.A1" office:value-type="string">
            <text:p text:style-name="P66"><text:span text:style-name="T2">Číslo 0-N. Definuje pozici v "kruhu". Toto číslo je neměnné a váže se k fyzickému terminálu agenta. Mechanika Shift+1 operuje nad tímto indexem.</text:span></text:p>
          </table:table-cell>
        </table:table-row>
        <table:table-row table:style-name="Table2.1">
          <table:table-cell table:style-name="Table2.A1" office:value-type="string">
            <text:p text:style-name="P66"><text:span text:style-name="T2">hyper_mode_state</text:span></text:p>
          </table:table-cell>
          <table:table-cell table:style-name="Table2.A1" office:value-type="string">
            <text:p text:style-name="P66"><text:span text:style-name="T2">INTEGER</text:span></text:p>
          </table:table-cell>
          <table:table-cell table:style-name="Table2.A1" office:value-type="string">
            <text:p text:style-name="P66"><text:span text:style-name="T2">DEFAULT 0</text:span></text:p>
          </table:table-cell>
          <table:table-cell table:style-name="Table2.A1" office:value-type="string">
            <text:p text:style-name="P66"><text:span text:style-name="T2">Aktuální stav HYPER módu (0-3). Umožňuje adminům sledovat, kdo "podvádí" s AI.</text:span></text:p>
          </table:table-cell>
        </table:table-row>
      </table:table>
      <text:p text:style-name="P97"><text:span text:style-name="T1">2.2.3 Tabulka chat_sessions (Dynamické mapování)</text:span></text:p>
      <text:p text:style-name="P1"><text:span text:style-name="T2">Tato tabulka je srdcem mechaniky Shift+1. Neurčuje statický vztah, ale aktuální dynamické propojení.</text:span></text:p>
      <table:table table:name="Table3" table:style-name="Table3">
        <table:table-column table:style-name="Table3.A" table:number-columns-repeated="3"/>
        <table:table-column table:style-name="Table3.D"/>
        <table:table-row table:style-name="Table3.1">
          <table:table-cell table:style-name="Table3.A1" office:value-type="string">
            <text:p text:style-name="P66"><text:span text:style-name="T3">Atribut</text:span></text:p>
          </table:table-cell>
          <table:table-cell table:style-name="Table3.A1" office:value-type="string">
            <text:p text:style-name="P66"><text:span text:style-name="T3">Datový Typ</text:span></text:p>
          </table:table-cell>
          <table:table-cell table:style-name="Table3.A1" office:value-type="string">
            <text:p text:style-name="P66"><text:span text:style-name="T3">Omezení</text:span></text:p>
          </table:table-cell>
          <table:table-cell table:style-name="Table3.A1" office:value-type="string">
            <text:p text:style-name="P66"><text:span text:style-name="T3">Popis a Význam</text:span></text:p>
          </table:table-cell>
        </table:table-row>
        <table:table-row table:style-name="Table3.1">
          <table:table-cell table:style-name="Table3.A1" office:value-type="string">
            <text:p text:style-name="P66"><text:span text:style-name="T2">user_id</text:span></text:p>
          </table:table-cell>
          <table:table-cell table:style-name="Table3.A1" office:value-type="string">
            <text:p text:style-name="P66"><text:span text:style-name="T2">INTEGER</text:span></text:p>
          </table:table-cell>
          <table:table-cell table:style-name="Table3.A1" office:value-type="string">
            <text:p text:style-name="P66"><text:span text:style-name="T2">PK, FK users.id</text:span></text:p>
          </table:table-cell>
          <table:table-cell table:style-name="Table3.A1" office:value-type="string">
            <text:p text:style-name="P66"><text:span text:style-name="T2">Každý uživatel má právě jednu aktivní session.</text:span></text:p>
          </table:table-cell>
        </table:table-row>
        <table:table-row table:style-name="Table3.1">
          <table:table-cell table:style-name="Table3.A1" office:value-type="string">
            <text:p text:style-name="P66"><text:span text:style-name="T2">assigned_seat</text:span></text:p>
          </table:table-cell>
          <table:table-cell table:style-name="Table3.A1" office:value-type="string">
            <text:p text:style-name="P66"><text:span text:style-name="T2">INTEGER</text:span></text:p>
          </table:table-cell>
          <table:table-cell table:style-name="Table3.A1" office:value-type="string">
            <text:p text:style-name="P66"><text:span text:style-name="T2">NOT NULL</text:span></text:p>
          </table:table-cell>
          <table:table-cell table:style-name="Table3.A1" office:value-type="string">
            <text:p text:style-name="P66"><text:span text:style-name="T2">Index sedadla (agents.seat_index), kterému jsou aktuálně doručovány zprávy od tohoto uživatele.</text:span></text:p>
          </table:table-cell>
        </table:table-row>
        <table:table-row table:style-name="Table3.1">
          <table:table-cell table:style-name="Table3.A1" office:value-type="string">
            <text:p text:style-name="P66"><text:span text:style-name="T2">thread_id</text:span></text:p>
          </table:table-cell>
          <table:table-cell table:style-name="Table3.A1" office:value-type="string">
            <text:p text:style-name="P66"><text:span text:style-name="T2">TEXT</text:span></text:p>
          </table:table-cell>
          <table:table-cell table:style-name="Table3.A1" office:value-type="string">
            <text:p text:style-name="P66"><text:span text:style-name="T2">UNIQUE, UUID</text:span></text:p>
          </table:table-cell>
          <table:table-cell table:style-name="Table3.A1" office:value-type="string">
            <text:p text:style-name="P66"><text:span text:style-name="T2">Identifikátor pro frontendové vlákno.</text:span></text:p>
          </table:table-cell>
        </table:table-row>
        <table:table-row table:style-name="Table3.1">
          <table:table-cell table:style-name="Table3.A1" office:value-type="string">
            <text:p text:style-name="P66"><text:span text:style-name="T2">is_frozen</text:span></text:p>
          </table:table-cell>
          <table:table-cell table:style-name="Table3.A1" office:value-type="string">
            <text:p text:style-name="P66"><text:span text:style-name="T2">BOOLEAN</text:span></text:p>
          </table:table-cell>
          <table:table-cell table:style-name="Table3.A1" office:value-type="string">
            <text:p text:style-name="P66"><text:span text:style-name="T2">DEFAULT 0</text:span></text:p>
          </table:table-cell>
          <table:table-cell table:style-name="Table3.A1" office:value-type="string">
            <text:p text:style-name="P66"><text:span text:style-name="T2">Pokud TRUE, chat je dočasně blokován (např. během rotace nebo restartu).</text:span></text:p>
          </table:table-cell>
        </table:table-row>
      </table:table>
      <text:p text:style-name="P97"><text:span text:style-name="T1">2.2.4 Tabulka social_tiers (Konfigurace statusu)</text:span></text:p>
      <text:p text:style-name="P1"><text:span text:style-name="T2">Číselník definující sociální vrstvy a jejich ekonomické dopady.</text:span></text:p>
      <table:table table:name="Table4" table:style-name="Table4">
        <table:table-column table:style-name="Table4.A" table:number-columns-repeated="3"/>
        <table:table-column table:style-name="Table4.D"/>
        <table:table-row table:style-name="Table4.1">
          <table:table-cell table:style-name="Table4.A1" office:value-type="string">
            <text:p text:style-name="P66"><text:span text:style-name="T3">Atribut</text:span></text:p>
          </table:table-cell>
          <table:table-cell table:style-name="Table4.A1" office:value-type="string">
            <text:p text:style-name="P66"><text:span text:style-name="T3">Datový Typ</text:span></text:p>
          </table:table-cell>
          <table:table-cell table:style-name="Table4.A1" office:value-type="string">
            <text:p text:style-name="P66"><text:span text:style-name="T3">Omezení</text:span></text:p>
          </table:table-cell>
          <table:table-cell table:style-name="Table4.A1" office:value-type="string">
            <text:p text:style-name="P66"><text:span text:style-name="T3">Popis a Význam</text:span></text:p>
          </table:table-cell>
        </table:table-row>
        <table:table-row table:style-name="Table4.1">
          <table:table-cell table:style-name="Table4.A1" office:value-type="string">
            <text:p text:style-name="P66"><text:span text:style-name="T2">tier_level</text:span></text:p>
          </table:table-cell>
          <table:table-cell table:style-name="Table4.A1" office:value-type="string">
            <text:p text:style-name="P66"><text:span text:style-name="T2">INTEGER</text:span></text:p>
          </table:table-cell>
          <table:table-cell table:style-name="Table4.A1" office:value-type="string">
            <text:p text:style-name="P66"><text:span text:style-name="T2">PK</text:span></text:p>
          </table:table-cell>
          <table:table-cell table:style-name="Table4.A1" office:value-type="string">
            <text:p text:style-name="P66"><text:span text:style-name="T2">Úroveň 1-5.</text:span></text:p>
          </table:table-cell>
        </table:table-row>
        <table:table-row table:style-name="Table4.1">
          <table:table-cell table:style-name="Table4.A1" office:value-type="string">
            <text:p text:style-name="P66"><text:span text:style-name="T2">name</text:span></text:p>
          </table:table-cell>
          <table:table-cell table:style-name="Table4.A1" office:value-type="string">
            <text:p text:style-name="P66"><text:span text:style-name="T2">TEXT</text:span></text:p>
          </table:table-cell>
          <table:table-cell table:style-name="Table4.A1" office:value-type="string">
            <text:p text:style-name="P66"><text:span text:style-name="T2">NOT NULL</text:span></text:p>
          </table:table-cell>
          <table:table-cell table:style-name="Table4.A1" office:value-type="string">
            <text:p text:style-name="P66"><text:span text:style-name="T2">Název statusu (např. "Dělník", "Občan", "Vizipnář").</text:span></text:p>
          </table:table-cell>
        </table:table-row>
        <table:table-row table:style-name="Table4.1">
          <table:table-cell table:style-name="Table4.A1" office:value-type="string">
            <text:p text:style-name="P66"><text:span text:style-name="T2">min_score</text:span></text:p>
          </table:table-cell>
          <table:table-cell table:style-name="Table4.A1" office:value-type="string">
            <text:p text:style-name="P66"><text:span text:style-name="T2">INTEGER</text:span></text:p>
          </table:table-cell>
          <table:table-cell table:style-name="Table4.A1" office:value-type="string">
            <text:p text:style-name="P66"><text:span text:style-name="T2">NOT NULL</text:span></text:p>
          </table:table-cell>
          <table:table-cell table:style-name="Table4.A1" office:value-type="string">
            <text:p text:style-name="P66"><text:span text:style-name="T2">Hranice skóre pro dosažení.</text:span></text:p>
          </table:table-cell>
        </table:table-row>
        <table:table-row table:style-name="Table4.1">
          <table:table-cell table:style-name="Table4.A1" office:value-type="string">
            <text:p text:style-name="P66"><text:span text:style-name="T2">wage_multiplier</text:span></text:p>
          </table:table-cell>
          <table:table-cell table:style-name="Table4.A1" office:value-type="string">
            <text:p text:style-name="P66"><text:span text:style-name="T2">REAL</text:span></text:p>
          </table:table-cell>
          <table:table-cell table:style-name="Table4.A1" office:value-type="string">
            <text:p text:style-name="P66"><text:span text:style-name="T2">DEFAULT 1.0</text:span></text:p>
          </table:table-cell>
          <table:table-cell table:style-name="Table4.A1" office:value-type="string">
            <text:p text:style-name="P66"><text:span text:style-name="T2">Násobitel odměn za úkoly (např. 1.2x pro Elitu).</text:span></text:p>
          </table:table-cell>
        </table:table-row>
        <table:table-row table:style-name="Table4.1">
          <table:table-cell table:style-name="Table4.A1" office:value-type="string">
            <text:p text:style-name="P66"><text:span text:style-name="T2">fine_multiplier</text:span></text:p>
          </table:table-cell>
          <table:table-cell table:style-name="Table4.A1" office:value-type="string">
            <text:p text:style-name="P66"><text:span text:style-name="T2">REAL</text:span></text:p>
          </table:table-cell>
          <table:table-cell table:style-name="Table4.A1" office:value-type="string">
            <text:p text:style-name="P66"><text:span text:style-name="T2">DEFAULT 1.0</text:span></text:p>
          </table:table-cell>
          <table:table-cell table:style-name="Table4.A1" office:value-type="string">
            <text:p text:style-name="P66"><text:span text:style-name="T2">Násobitel pokut (často vyšší pro vyšší kasty jako narativní prvek).</text:span></text:p>
          </table:table-cell>
        </table:table-row>
      </table:table>
      <text:p text:style-name="P97"><text:span text:style-name="T1">2.2.5 Tabulka messages (Auditní log)</text:span></text:p>
      <text:p text:style-name="P1"><text:span text:style-name="T2">Kompletní historie komunikace. Slouží pro zobrazení historie uživateli a pro auditní dashboardy správců.</text:span><text:span text:style-name="T7">1</text:span></text:p>
      <table:table table:name="Table5" table:style-name="Table5">
        <table:table-column table:style-name="Table5.A" table:number-columns-repeated="3"/>
        <table:table-column table:style-name="Table5.D"/>
        <text:soft-page-break/>
        <table:table-row table:style-name="Table5.1">
          <table:table-cell table:style-name="Table5.A1" office:value-type="string">
            <text:p text:style-name="P66"><text:span text:style-name="T3">Atribut</text:span></text:p>
          </table:table-cell>
          <table:table-cell table:style-name="Table5.A1" office:value-type="string">
            <text:p text:style-name="P66"><text:span text:style-name="T3">Datový Typ</text:span></text:p>
          </table:table-cell>
          <table:table-cell table:style-name="Table5.A1" office:value-type="string">
            <text:p text:style-name="P66"><text:span text:style-name="T3">Omezení</text:span></text:p>
          </table:table-cell>
          <table:table-cell table:style-name="Table5.A1" office:value-type="string">
            <text:p text:style-name="P66"><text:span text:style-name="T3">Popis a Význam</text:span></text:p>
          </table:table-cell>
        </table:table-row>
        <table:table-row table:style-name="Table5.1">
          <table:table-cell table:style-name="Table5.A1" office:value-type="string">
            <text:p text:style-name="P66"><text:span text:style-name="T2">id</text:span></text:p>
          </table:table-cell>
          <table:table-cell table:style-name="Table5.A1" office:value-type="string">
            <text:p text:style-name="P66"><text:span text:style-name="T2">INTEGER</text:span></text:p>
          </table:table-cell>
          <table:table-cell table:style-name="Table5.A1" office:value-type="string">
            <text:p text:style-name="P66"><text:span text:style-name="T2">PK, AUTOINCREMENT</text:span></text:p>
          </table:table-cell>
          <table:table-cell table:style-name="Table5.A1" office:value-type="string">
            <text:p text:style-name="P66"><text:span text:style-name="T2">Sekvenční ID.</text:span></text:p>
          </table:table-cell>
        </table:table-row>
        <table:table-row table:style-name="Table5.1">
          <table:table-cell table:style-name="Table5.A1" office:value-type="string">
            <text:p text:style-name="P66"><text:span text:style-name="T2">session_id</text:span></text:p>
          </table:table-cell>
          <table:table-cell table:style-name="Table5.A1" office:value-type="string">
            <text:p text:style-name="P66"><text:span text:style-name="T2">INTEGER</text:span></text:p>
          </table:table-cell>
          <table:table-cell table:style-name="Table5.A1" office:value-type="string">
            <text:p text:style-name="P66"><text:span text:style-name="T2">FK chat_sessions</text:span></text:p>
          </table:table-cell>
          <table:table-cell table:style-name="Table5.A1" office:value-type="string">
            <text:p text:style-name="P66"><text:span text:style-name="T2">Vazba na konverzaci.</text:span></text:p>
          </table:table-cell>
        </table:table-row>
        <table:table-row table:style-name="Table5.1">
          <table:table-cell table:style-name="Table5.A1" office:value-type="string">
            <text:p text:style-name="P66"><text:span text:style-name="T2">sender_type</text:span></text:p>
          </table:table-cell>
          <table:table-cell table:style-name="Table5.A1" office:value-type="string">
            <text:p text:style-name="P66"><text:span text:style-name="T2">TEXT</text:span></text:p>
          </table:table-cell>
          <table:table-cell table:style-name="Table5.A1" office:value-type="string">
            <text:p text:style-name="P66"><text:span text:style-name="T2">CHECK('USER', 'SYSTEM')</text:span></text:p>
          </table:table-cell>
          <table:table-cell table:style-name="Table5.A1" office:value-type="string">
            <text:p text:style-name="P66"><text:span text:style-name="T2">Rozlišení, kdo zprávu poslal.</text:span></text:p>
          </table:table-cell>
        </table:table-row>
        <table:table-row table:style-name="Table5.1">
          <table:table-cell table:style-name="Table5.A1" office:value-type="string">
            <text:p text:style-name="P66"><text:span text:style-name="T2">content</text:span></text:p>
          </table:table-cell>
          <table:table-cell table:style-name="Table5.A1" office:value-type="string">
            <text:p text:style-name="P66"><text:span text:style-name="T2">TEXT</text:span></text:p>
          </table:table-cell>
          <table:table-cell table:style-name="Table5.A1" office:value-type="string">
            <text:p text:style-name="P66"><text:span text:style-name="T2">NOT NULL</text:span></text:p>
          </table:table-cell>
          <table:table-cell table:style-name="Table5.A1" office:value-type="string">
            <text:p text:style-name="P66"><text:span text:style-name="T2">Obsah zprávy.</text:span></text:p>
          </table:table-cell>
        </table:table-row>
        <table:table-row table:style-name="Table5.1">
          <table:table-cell table:style-name="Table5.A1" office:value-type="string">
            <text:p text:style-name="P66"><text:span text:style-name="T2">hyper_used</text:span></text:p>
          </table:table-cell>
          <table:table-cell table:style-name="Table5.A1" office:value-type="string">
            <text:p text:style-name="P66"><text:span text:style-name="T2">INTEGER</text:span></text:p>
          </table:table-cell>
          <table:table-cell table:style-name="Table5.A1" office:value-type="string">
            <text:p text:style-name="P66"><text:span text:style-name="T2">DEFAULT 0</text:span></text:p>
          </table:table-cell>
          <table:table-cell table:style-name="Table5.A1" office:value-type="string">
            <text:p text:style-name="P66"><text:span text:style-name="T2">Zaznamenává, zda a jaký HYPER mód agent použil (pro statistiky "Chernobylu").</text:span></text:p>
          </table:table-cell>
        </table:table-row>
        <table:table-row table:style-name="Table5.1">
          <table:table-cell table:style-name="Table5.A1" office:value-type="string">
            <text:p text:style-name="P66"><text:span text:style-name="T2">is_reported</text:span></text:p>
          </table:table-cell>
          <table:table-cell table:style-name="Table5.A1" office:value-type="string">
            <text:p text:style-name="P66"><text:span text:style-name="T2">BOOLEAN</text:span></text:p>
          </table:table-cell>
          <table:table-cell table:style-name="Table5.A1" office:value-type="string">
            <text:p text:style-name="P66"><text:span text:style-name="T2">DEFAULT 0</text:span></text:p>
          </table:table-cell>
          <table:table-cell table:style-name="Table5.A1" office:value-type="string">
            <text:p text:style-name="P66"><text:span text:style-name="T2">Příznak, zda uživatel nahlásil zprávu jako "podezřelou".</text:span></text:p>
          </table:table-cell>
        </table:table-row>
        <table:table-row table:style-name="Table5.1">
          <table:table-cell table:style-name="Table5.A1" office:value-type="string">
            <text:p text:style-name="P66"><text:span text:style-name="T2">timestamp</text:span></text:p>
          </table:table-cell>
          <table:table-cell table:style-name="Table5.A1" office:value-type="string">
            <text:p text:style-name="P66"><text:span text:style-name="T2">DATETIME</text:span></text:p>
          </table:table-cell>
          <table:table-cell table:style-name="Table5.A1" office:value-type="string">
            <text:p text:style-name="P66"><text:span text:style-name="T2">DEFAULT NOW</text:span></text:p>
          </table:table-cell>
          <table:table-cell table:style-name="Table5.A1" office:value-type="string">
            <text:p text:style-name="P66"><text:span text:style-name="T2">Časová značka.</text:span></text:p>
          </table:table-cell>
        </table:table-row>
      </table:table>
      <text:p text:style-name="P97"><text:span text:style-name="T1">2.2.6 Tabulka global_state (Stav systému)</text:span></text:p>
      <text:p text:style-name="P1"><text:span text:style-name="T2">Klíč-hodnota úložiště pro proměnné, které ovlivňují celý systém.</text:span></text:p>
      <table:table table:name="Table6" table:style-name="Table6">
        <table:table-column table:style-name="Table6.A" table:number-columns-repeated="3"/>
        <table:table-row table:style-name="Table6.1">
          <table:table-cell table:style-name="Table6.A1" office:value-type="string">
            <text:p text:style-name="P66"><text:span text:style-name="T3">Klíč (PK)</text:span></text:p>
          </table:table-cell>
          <table:table-cell table:style-name="Table6.A1" office:value-type="string">
            <text:p text:style-name="P66"><text:span text:style-name="T3">Hodnota</text:span></text:p>
          </table:table-cell>
          <table:table-cell table:style-name="Table6.A1" office:value-type="string">
            <text:p text:style-name="P66"><text:span text:style-name="T3">Popis</text:span></text:p>
          </table:table-cell>
        </table:table-row>
        <table:table-row table:style-name="Table6.1">
          <table:table-cell table:style-name="Table6.A1" office:value-type="string">
            <text:p text:style-name="P66"><text:span text:style-name="T2">chernobyl_index</text:span></text:p>
          </table:table-cell>
          <table:table-cell table:style-name="Table6.A1" office:value-type="string">
            <text:p text:style-name="P66"><text:span text:style-name="T2">0.45</text:span></text:p>
          </table:table-cell>
          <table:table-cell table:style-name="Table6.A1" office:value-type="string">
            <text:p text:style-name="P66"><text:span text:style-name="T2">Float 0.0-1.0. Úroveň nestability.</text:span></text:p>
          </table:table-cell>
        </table:table-row>
        <table:table-row table:style-name="Table6.1">
          <table:table-cell table:style-name="Table6.A1" office:value-type="string">
            <text:p text:style-name="P66"><text:span text:style-name="T2">economy_inflation</text:span></text:p>
          </table:table-cell>
          <table:table-cell table:style-name="Table6.A1" office:value-type="string">
            <text:p text:style-name="P66"><text:span text:style-name="T2">1.5</text:span></text:p>
          </table:table-cell>
          <table:table-cell table:style-name="Table6.A1" office:value-type="string">
            <text:p text:style-name="P66"><text:span text:style-name="T2">Float. Globální násobitel cen v obchodě.</text:span></text:p>
          </table:table-cell>
        </table:table-row>
        <table:table-row table:style-name="Table6.1">
          <table:table-cell table:style-name="Table6.A1" office:value-type="string">
            <text:p text:style-name="P66"><text:span text:style-name="T2">system_mode</text:span></text:p>
          </table:table-cell>
          <table:table-cell table:style-name="Table6.A1" office:value-type="string">
            <text:p text:style-name="P66"><text:span text:style-name="T2">RUNNING</text:span></text:p>
          </table:table-cell>
          <table:table-cell table:style-name="Table6.A1" office:value-type="string">
            <text:p text:style-name="P66"><text:span text:style-name="T2">Enum: RUNNING, PAUSED, REBOOTING, MELTDOWN.</text:span></text:p>
          </table:table-cell>
        </table:table-row>
        <table:table-row table:style-name="Table6.1">
          <table:table-cell table:style-name="Table6.A1" office:value-type="string">
            <text:p text:style-name="P66"><text:span text:style-name="T2">shift_offset</text:span></text:p>
          </table:table-cell>
          <table:table-cell table:style-name="Table6.A1" office:value-type="string">
            <text:p text:style-name="P66"><text:span text:style-name="T2">3</text:span></text:p>
          </table:table-cell>
          <table:table-cell table:style-name="Table6.A1" office:value-type="string">
            <text:p text:style-name="P66"><text:span text:style-name="T2">Kolikrát proběhla rotace (pro debug).</text:span></text:p>
          </table:table-cell>
        </table:table-row>
      </table:table>
      <text:p text:style-name="P93"><draw:rect text:anchor-type="as-char" style:rel-width="100%" draw:z-index="1" draw:style-name="gr1" draw:text-style-name="P99" svg:width="0.0012in" svg:height="0.0213in"><text:p/></draw:rect><text:span text:style-name="T1">3. Jádro Backendové Logiky (Core Engines)</text:span></text:p>
      <text:p text:style-name="P1"><text:span text:style-name="T2">Backendová logika je rozdělena do izolovaných "Enginů", které spravují specifické aspekty simulace. Tento modulární přístup umožňuje snadné úpravy pravidel hry bez rizika rozbití základní komunikační vrstvy.</text:span></text:p>
      <text:p text:style-name="P94"><text:span text:style-name="T1">3.1 Chernobyl Instability Engine</text:span></text:p>
      <text:p text:style-name="P1"><text:span text:style-name="T2">Tento engine implementuje logiku "Chernobyl baru", vizuálního indikátoru, který reprezentuje stabilitu AI systému HLINÍK. Podle narativu </text:span><text:span text:style-name="T7">1</text:span><text:span text:style-name="T2"> je systém nestabilní a náchylný k chybám, pokud není správně udržován.</text:span></text:p>
      <text:p text:style-name="P67"><text:span text:style-name="T9">Algoritmus Výpočtu Instability:</text:span></text:p>
      <text:p text:style-name="P67"><text:span text:style-name="T9">Instabilita $I$ v čase $t$ je vypočtena jako:</text:span></text:p>
      <text:p text:style-name="P68"/>
      <text:p text:style-name="P68"/>
      <text:p text:style-name="P67"><text:span text:style-name="T2">$$I(t) = \text{clamp}(I(t-1) + \Delta_{events} - \Delta_{decay}, 0.0, 1.0)$$</text:span></text:p>
      <text:p text:style-name="P2"><text:span text:style-name="T2">Kde $\Delta_{events}$ zahrnuje:</text:span></text:p>
      <text:list xml:id="list1453968408" text:style-name="WWNum20">
        <text:list-item>
          <text:p text:style-name="P24"><text:span text:style-name="T3">Hlášení uživatele:</text:span><text:span text:style-name="T2"> $+0.05$ (významný skok, signalizuje selhání Turingova testu).</text:span></text:p>
        </text:list-item>
        <text:list-item>
          <text:p text:style-name="P24"><text:span text:style-name="T3">Použití HYPER módu 3 (Glitch):</text:span><text:span text:style-name="T2"> $+0.02$ (rizikové chování agenta).</text:span></text:p>
        </text:list-item>
        <text:list-item>
          <text:p text:style-name="P52"><text:span text:style-name="T3">Klíčová slova:</text:span><text:span text:style-name="T2"> Pokud zpráva obsahuje slova jako "Eltex", "Humpolec", "Podvod", přičte se $+0.01$.</text:span></text:p>
        </text:list-item>
      </text:list>
      <text:p text:style-name="P70"><text:soft-page-break/><text:span text:style-name="T2">$\Delta_{decay}$ představuje přirozené uklidnění systému v čase (např. $-0.001$ každou sekundu), aby hra nespěla k nevyhnutelnému konci příliš rychle a vyžadovala aktivní "sabotáž" ze strany hráčů.</text:span></text:p>
      <text:p text:style-name="P2"><text:span text:style-name="T3">Důsledky Úrovní Instability:</text:span></text:p>
      <text:list xml:id="list1930688455" text:style-name="WWNum21">
        <text:list-item>
          <text:p text:style-name="P26"><text:span text:style-name="T3">0.0 - 0.3 (Zelená):</text:span><text:span text:style-name="T2"> Normální provoz.</text:span></text:p>
        </text:list-item>
        <text:list-item>
          <text:p text:style-name="P26"><text:span text:style-name="T3">0.3 - 0.6 (Žlutá):</text:span><text:span text:style-name="T2"> Vizuální artefakty na dashboardech správců. Občasné zpoždění odeslání zprávy (simulovaný lag 500ms).</text:span></text:p>
        </text:list-item>
        <text:list-item>
          <text:p text:style-name="P26"><text:span text:style-name="T3">0.6 - 0.9 (Červená):</text:span><text:span text:style-name="T2"> Terminály uživatelů začínají blikat. Některé znaky ve zprávách jsou nahrazeny hexadecimálními kódy (glitch text).</text:span></text:p>
        </text:list-item>
        <text:list-item>
          <text:p text:style-name="P53"><text:span text:style-name="T3">1.0 (Meltdown):</text:span><text:span text:style-name="T2"> Kritická chyba. Systém automaticky vyvolá "Forced Reboot" sekvenci, odpojí všechny uživatele a provede nucenou rotaci agentů.</text:span></text:p>
        </text:list-item>
      </text:list>
      <text:p text:style-name="P95"><text:span text:style-name="T1">3.2 Rotation Engine (Mechanika Shift+1)</text:span></text:p>
      <text:p text:style-name="P1"><text:span text:style-name="T2">Tato mechanika je klíčovým prvkem pro udržení anonymity a chaosu. Jejím cílem je zpřetrhat vazbu mezi konkrétním fyzickým agentem a uživatelem, aniž by se přerušila kontinuita "AI HLINÍK" z pohledu uživatele.</text:span></text:p>
      <text:p text:style-name="P2"><text:span text:style-name="T3">Proces Rotace:</text:span></text:p>
      <text:list xml:id="list1445630061" text:style-name="WWNum22">
        <text:list-item>
          <text:p text:style-name="P5"><text:span text:style-name="T3">Iniciace:</text:span><text:span text:style-name="T2"> Správce stiskne tlačítko "EXECUTE SHIFT" na dashboardu.</text:span></text:p>
        </text:list-item>
        <text:list-item>
          <text:p text:style-name="P5"><text:span text:style-name="T3">Lockdown:</text:span><text:span text:style-name="T2"> Engine nastaví system_mode = REBOOTING. Všechny aktivní WebSocket spojení obdrží zprávu {"type": "system_freeze", "msg": "RECALIBRATING NEURAL PATHWAYS..."}. Klienti zablokují input pole.</text:span></text:p>
        </text:list-item>
        <text:list-item>
          <text:p text:style-name="P5"><text:span text:style-name="T3">Transakce:</text:span><text:span text:style-name="T2"> V jedné atomické transakci provede SQL update:</text:span><text:span text:style-name="T10"><text:line-break/></text:span><text:span text:style-name="T8">SQL</text:span><text:span text:style-name="T10"><text:line-break/></text:span><text:span text:style-name="T4">UPDATE chat_sessions<text:line-break/></text:span><text:span text:style-name="T11">SET</text:span><text:span text:style-name="T4"> assigned_seat </text:span><text:span text:style-name="T5">=</text:span><text:span text:style-name="T4"> (assigned_seat </text:span><text:span text:style-name="T5">+</text:span><text:span text:style-name="T4"> </text:span><text:span text:style-name="T12">1</text:span><text:span text:style-name="T4">) </text:span><text:span text:style-name="T5">%</text:span><text:span text:style-name="T4"> (</text:span><text:span text:style-name="T11">SELECT</text:span><text:span text:style-name="T4"> </text:span><text:span text:style-name="T13">count</text:span><text:span text:style-name="T4">(</text:span><text:span text:style-name="T5">*</text:span><text:span text:style-name="T4">) </text:span><text:span text:style-name="T11">FROM</text:span><text:span text:style-name="T4"> agents);<text:line-break/></text:span></text:p>
        </text:list-item>
        <text:list-item>
          <text:p text:style-name="P5"><text:span text:style-name="T3">Context Switch:</text:span><text:span text:style-name="T2"> Backend identifikuje nové páry Agent-Uživatel. Agentům je zaslán signál {"type": "context_refresh", "new_user_id": X, "history": [...]}. Zde je implementována volitelná logika "Soft Amnesia" – agent vidí jen posledních 5 zpráv z historie nového uživatele, aby se simulovala ztráta kontextu po restartu.</text:span><text:span text:style-name="T7">1</text:span></text:p>
        </text:list-item>
        <text:list-item>
          <text:p text:style-name="P16"><text:span text:style-name="T3">Unlock:</text:span><text:span text:style-name="T2"> Systém se vrátí do system_mode = RUNNING a odblokuje klienty. Uživatel pokračuje v chatu, ale odpovídá mu jiný člověk.</text:span></text:p>
        </text:list-item>
      </text:list>
      <text:p text:style-name="P95"><text:span text:style-name="T1">3.3 Economy &amp; Social Status Engine</text:span></text:p>
      <text:p text:style-name="P1"><text:span text:style-name="T2">Ekonomika systému slouží k řízení tempa hry a motivace hráčů. Engine spravuje kredity, pokuty a sociální status.</text:span></text:p>
      <text:p text:style-name="P67"><text:span text:style-name="T9">Logika Sociálního Statusu:</text:span></text:p>
      <text:p text:style-name="P67"><text:span text:style-name="T9">Status není statický, ale dynamický. Každý uživatel má social_score. Hranice pro Tiery jsou uloženy v DB.</text:span></text:p>
      <text:list xml:id="list3192972804" text:style-name="WWNum23">
        <text:list-item>
          <text:p text:style-name="P28"><text:span text:style-name="T3">Gain:</text:span><text:span text:style-name="T2"> Splnění úkolu (+Body), Nahlášení chyby (+Body).</text:span></text:p>
        </text:list-item>
        <text:list-item>
          <text:p text:style-name="P54"><text:span text:style-name="T3">Drain:</text:span><text:span text:style-name="T2"> Každou herní hodinu se aplikuje "daň z existence" (např. -5% skóre). To nutí hráče k neustálé aktivitě.</text:span></text:p>
        </text:list-item>
      </text:list>
      <text:p text:style-name="P71"><text:span text:style-name="T9">Ekonomika Odměn a Pokut:</text:span></text:p>
      <text:p text:style-name="P67"><text:soft-page-break/><text:span text:style-name="T9">Engine počítá odměnu za úkol dynamicky:</text:span></text:p>
      <text:p text:style-name="P67"><text:span text:style-name="T9">Final Reward = (Base Reward * Social Tier Multiplier).</text:span></text:p>
      <text:p text:style-name="P67"><text:span text:style-name="T9">Pokuty jsou strhávány buď automaticky (za neaktivitu) nebo manuálně správcem. Pokud by pokuta dostala uživatele do záporu, engine nastaví stav na 0 a aplikuje status "INSOLVENT", což může zablokovat určité funkce terminálu.</text:span></text:p>
      <text:p text:style-name="P93"><draw:rect text:anchor-type="as-char" style:rel-width="100%" draw:z-index="2" draw:style-name="gr1" draw:text-style-name="P99" svg:width="0.0012in" svg:height="0.0213in"><text:p/></draw:rect><text:span text:style-name="T1">4. Komunikační Vrstva a Protokoly (WebSockets)</text:span></text:p>
      <text:p text:style-name="P1"><text:span text:style-name="T2">Pro zajištění real-time interakce využívá systém protokol WebSocket. Implementace musí být robustní vůči "zombie" spojením a výpadkům sítě.</text:span></text:p>
      <text:p text:style-name="P94"><text:span text:style-name="T1">4.1 Formát Zpráv (JSON Payload)</text:span></text:p>
      <text:p text:style-name="P1"><text:span text:style-name="T2">Veškerá komunikace probíhá výměnou JSON objektů. Každý objekt musí obsahovat pole type (pro server-&gt;client) nebo action (pro client-&gt;server).</text:span></text:p>
      <text:p text:style-name="P1"><text:span text:style-name="T3">Client -&gt; Server (Příklady):</text:span></text:p>
      <text:p text:style-name="P72"/>
      <text:p text:style-name="P73"><text:span text:style-name="T8">JSON</text:span></text:p>
      <text:p text:style-name="P69"/>
      <text:p text:style-name="P69"/>
      <text:p text:style-name="P67"><text:span text:style-name="T14">// Odeslání zprávy</text:span><text:span text:style-name="T4"><text:line-break/>{<text:line-break/> <text:s/></text:span><text:span text:style-name="T12">"action"</text:span><text:span text:style-name="T4">: </text:span><text:span text:style-name="T15">"send_message"</text:span><text:span text:style-name="T4">,<text:line-break/> <text:s/></text:span><text:span text:style-name="T12">"content"</text:span><text:span text:style-name="T4">: </text:span><text:span text:style-name="T15">"Jaký je smysl projektu Eltex?"</text:span><text:span text:style-name="T4"><text:line-break/>}<text:line-break/><text:line-break/></text:span><text:span text:style-name="T14">// Nahlášení anomálie (Chernobyl trigger)</text:span><text:span text:style-name="T4"><text:line-break/>{<text:line-break/> <text:s/></text:span><text:span text:style-name="T12">"action"</text:span><text:span text:style-name="T4">: </text:span><text:span text:style-name="T15">"report_message"</text:span><text:span text:style-name="T4">,<text:line-break/> <text:s/></text:span><text:span text:style-name="T12">"target_message_id"</text:span><text:span text:style-name="T4">: </text:span><text:span text:style-name="T12">12345</text:span><text:span text:style-name="T4">,<text:line-break/> <text:s/></text:span><text:span text:style-name="T12">"reason"</text:span><text:span text:style-name="T4">: </text:span><text:span text:style-name="T15">"unnatural_phrasing"</text:span><text:span text:style-name="T4"><text:line-break/>}<text:line-break/><text:line-break/></text:span><text:span text:style-name="T14">// Interakce s obchodem</text:span><text:span text:style-name="T4"><text:line-break/>{<text:line-break/> <text:s/></text:span><text:span text:style-name="T12">"action"</text:span><text:span text:style-name="T4">: </text:span><text:span text:style-name="T15">"purchase_item"</text:span><text:span text:style-name="T4">,<text:line-break/> <text:s/></text:span><text:span text:style-name="T12">"item_id"</text:span><text:span text:style-name="T4">: </text:span><text:span text:style-name="T15">"info_packet_alpha"</text:span><text:span text:style-name="T4"><text:line-break/>}<text:line-break/></text:span></text:p>
      <text:p text:style-name="P1"><text:span text:style-name="T3">Server -&gt; Client (Příklady):</text:span></text:p>
      <text:p text:style-name="P72"/>
      <text:p text:style-name="P73"><text:span text:style-name="T8">JSON</text:span></text:p>
      <text:p text:style-name="P69"/>
      <text:p text:style-name="P69"/>
      <text:p text:style-name="P67"><text:span text:style-name="T14">// Příchozí zpráva chatu</text:span><text:span text:style-name="T4"><text:line-break/>{<text:line-break/> <text:s/></text:span><text:span text:style-name="T12">"type"</text:span><text:span text:style-name="T4">: </text:span><text:span text:style-name="T15">"chat_message"</text:span><text:span text:style-name="T4">,<text:line-break/> <text:s/></text:span><text:span text:style-name="T12">"data"</text:span><text:span text:style-name="T4">: {<text:line-break/> <text:s text:c="3"/></text:span><text:span text:style-name="T12">"id"</text:span><text:span text:style-name="T4">: </text:span><text:span text:style-name="T12">890</text:span><text:span text:style-name="T4">,<text:line-break/> <text:s text:c="3"/></text:span><text:span text:style-name="T12">"sender"</text:span><text:span text:style-name="T4">: </text:span><text:span text:style-name="T15">"HLINIK"</text:span><text:span text:style-name="T4">,<text:line-break/> <text:s text:c="3"/></text:span><text:span text:style-name="T12">"content"</text:span><text:span text:style-name="T4">: </text:span><text:span text:style-name="T15">"Data byla analyzována. Výsledek je negativní."</text:span><text:span text:style-name="T4">,<text:line-break/> <text:s text:c="3"/></text:span><text:span text:style-name="T12">"timestamp"</text:span><text:span text:style-name="T4">: </text:span><text:span text:style-name="T15">"2025-10-24T14:30:00Z"</text:span><text:span text:style-name="T4">,<text:line-break/> <text:s text:c="3"/></text:span><text:span text:style-name="T12">"visual_glitch_level"</text:span><text:span text:style-name="T4">: </text:span><text:span text:style-name="T12">0.2</text:span><text:span text:style-name="T4"> </text:span><text:span text:style-name="T14">// Frontend aplikuje CSS noise</text:span><text:span text:style-name="T4"><text:line-break/> <text:s/>}<text:line-break/>}<text:line-break/><text:line-break/></text:span><text:span text:style-name="T14">// Aktualizace stavu (Heartbeat payload)</text:span><text:span text:style-name="T4"><text:line-break/>{<text:line-break/> <text:s/></text:span><text:span text:style-name="T12">"type"</text:span><text:span text:style-name="T4">: </text:span><text:span text:style-name="T15">"status_update"</text:span><text:span text:style-name="T4">,<text:line-break/> <text:s/></text:span><text:span text:style-name="T12">"data"</text:span><text:span text:style-name="T4">: {<text:line-break/> <text:s text:c="3"/></text:span><text:span text:style-name="T12">"credits"</text:span><text:span text:style-name="T4">: </text:span><text:span text:style-name="T12">150</text:span><text:span text:style-name="T4">,<text:line-break/> <text:s text:c="3"/></text:span><text:span text:style-name="T12">"social_tier"</text:span><text:span text:style-name="T4">: </text:span><text:span text:style-name="T15">"Občan"</text:span><text:span text:style-name="T4">,<text:line-break/> <text:s text:c="3"/></text:span><text:span text:style-name="T12">"chernobyl_bar"</text:span><text:span text:style-name="T4">: </text:span><text:span text:style-name="T12">0.65</text:span><text:span text:style-name="T4">,<text:line-break/> <text:s text:c="3"/></text:span><text:span text:style-name="T12">"system_status"</text:span><text:span text:style-name="T4">: </text:span><text:span text:style-name="T15">"RUNNING"</text:span><text:span text:style-name="T4"><text:line-break/> <text:s/>}<text:line-break/>}<text:line-break/></text:span></text:p>
      <text:p text:style-name="P94"><text:span text:style-name="T1">4.2 Správa Spojení (Connection Manager)</text:span></text:p>
      <text:p text:style-name="P67"><text:span text:style-name="T9">Vzhledem k absenci Redis (ZED požadavek) je Connection Manager implementován in-memory v Pythonu.</text:span></text:p>
      <text:p text:style-name="P67"><text:soft-page-break/><text:span text:style-name="T9">Třída ConnectionManager udržuje:</text:span></text:p>
      <text:list xml:id="list3881638244" text:style-name="WWNum24">
        <text:list-item>
          <text:p text:style-name="P7"><text:span text:style-name="T2">active_connections: Dict - Mapování UserID na socket.</text:span></text:p>
        </text:list-item>
        <text:list-item>
          <text:p text:style-name="P7"><text:span text:style-name="T2">agent_connections: Dict - Mapování SeatIndex na socket agenta.</text:span></text:p>
        </text:list-item>
        <text:list-item>
          <text:p text:style-name="P17"><text:span text:style-name="T2">admin_connections: List - Seznam připojených dashboardů.</text:span></text:p>
        </text:list-item>
      </text:list>
      <text:p text:style-name="P71"><text:span text:style-name="T9">Logika Směrování (Routing):</text:span></text:p>
      <text:p text:style-name="P67"><text:span text:style-name="T9">Když Agent na sedadle 3 odešle zprávu:</text:span></text:p>
      <text:list xml:id="list4041103426" text:style-name="WWNum25">
        <text:list-item>
          <text:p text:style-name="P9"><text:span text:style-name="T2">Manager zjistí z chat_sessions, který user_id je aktuálně přiřazen k sedadlu 3.</text:span></text:p>
        </text:list-item>
        <text:list-item>
          <text:p text:style-name="P9"><text:span text:style-name="T2">Vyhledá socket pro toto user_id.</text:span></text:p>
        </text:list-item>
        <text:list-item>
          <text:p text:style-name="P9"><text:span text:style-name="T2">Pokud je socket aktivní, odešle JSON.</text:span></text:p>
        </text:list-item>
        <text:list-item>
          <text:p text:style-name="P18"><text:span text:style-name="T2">Pokud není, zprávu pouze uloží do DB. Frontend uživatele si při znovupřipojení vyžádá historii (/api/history).</text:span></text:p>
        </text:list-item>
      </text:list>
      <text:p text:style-name="P93"><draw:rect text:anchor-type="as-char" style:rel-width="100%" draw:z-index="3" draw:style-name="gr1" draw:text-style-name="P99" svg:width="0.0012in" svg:height="0.0213in"><text:p/></draw:rect><text:span text:style-name="T1">5. Specifikace Agenta a HYPER Módů</text:span></text:p>
      <text:p text:style-name="P1"><text:span text:style-name="T2">Rozhraní a logika pro agenty jsou navrženy tak, aby podporovaly roli "Wizard of Oz" operátora. Agent má k dispozici čtyři stavy HYPER módu, které mění způsob generování odpovědí a ovlivňují stabilitu systému.</text:span></text:p>
      <text:p text:style-name="P94"><text:span text:style-name="T1">5.1 Definice 4 Stavů HYPER Módu</text:span></text:p>
      <text:p text:style-name="P2"><text:span text:style-name="T2">Přepínač na konzoli agenta má 4 polohy. Každá poloha mění backendovou logiku zpracování zprávy.</text:span></text:p>
      <text:list xml:id="list354188630" text:style-name="WWNum26">
        <text:list-item>
          <text:p text:style-name="P11"><text:span text:style-name="T3">Mód 0: MANUAL (Standard)</text:span></text:p>
        </text:list-item>
      </text:list>
      <text:list xml:id="list402495911" text:style-name="WWNum27">
        <text:list-item>
          <text:list>
            <text:list-item>
              <text:p text:style-name="P74"><text:span text:style-name="T3">Funkce:</text:span><text:span text:style-name="T2"> Agent píše text ručně. Backend zprávu doručí beze změny.</text:span></text:p>
            </text:list-item>
            <text:list-item>
              <text:p text:style-name="P74"><text:span text:style-name="T3">Vliv na Chernobyl:</text:span><text:span text:style-name="T2"> Žádný (+0.0).</text:span></text:p>
            </text:list-item>
            <text:list-item>
              <text:p text:style-name="P74"><text:span text:style-name="T3">Použití:</text:span><text:span text:style-name="T2"> Běžná konverzace, budování důvěry.</text:span></text:p>
            </text:list-item>
          </text:list>
        </text:list-item>
      </text:list>
      <text:list xml:id="list53920430157894" text:continue-list="list354188630" text:style-name="WWNum26">
        <text:list-item>
          <text:p text:style-name="P11"><text:span text:style-name="T3">Mód 1: AUTO-COMPLETE (Korporátní Efektivita)</text:span></text:p>
        </text:list-item>
      </text:list>
      <text:list xml:id="list1963023184" text:style-name="WWNum28">
        <text:list-item>
          <text:list>
            <text:list-item>
              <text:p text:style-name="P76"><text:span text:style-name="T3">Funkce:</text:span><text:span text:style-name="T2"> Frontend agenta nabízí našeptávání předdefinovaných frází ("Rozumím", "Analyzuji", "Prosím specifikujte zadání"). Backend pouze loguje použití.</text:span></text:p>
            </text:list-item>
            <text:list-item>
              <text:p text:style-name="P76"><text:span text:style-name="T3">Vliv na Chernobyl:</text:span><text:span text:style-name="T2"> Minimální (+0.001).</text:span></text:p>
            </text:list-item>
            <text:list-item>
              <text:p text:style-name="P76"><text:soft-page-break/><text:span text:style-name="T3">Použití:</text:span><text:span text:style-name="T2"> Rychlé odbavení rutinních dotazů. Odpovědi zní strojově a konzistentně.</text:span></text:p>
            </text:list-item>
          </text:list>
        </text:list-item>
      </text:list>
      <text:list xml:id="list53919626490143" text:continue-list="list53920430157894" text:style-name="WWNum26">
        <text:list-item>
          <text:p text:style-name="P11"><text:span text:style-name="T3">Mód 2: LLM PROXY (Simulace AI)</text:span></text:p>
        </text:list-item>
      </text:list>
      <text:list xml:id="list1018605790" text:style-name="WWNum29">
        <text:list-item>
          <text:list>
            <text:list-item>
              <text:p text:style-name="P78"><text:span text:style-name="T3">Funkce:</text:span><text:span text:style-name="T2"> Agent ne píše, ale stiskne tlačítko "GENERATE". Backend vyhledá odpověď v interní znalostní bázi (nebo použije lokální LLM, pokud je hardware dostupný, jinak propracovaný vyhledávací strom nad texty z PDF </text:span><text:span text:style-name="T7">1</text:span><text:span text:style-name="T2">). Odpovědi jsou fakticky přesné, ale formální a "encyklopedické".</text:span></text:p>
            </text:list-item>
            <text:list-item>
              <text:p text:style-name="P78"><text:span text:style-name="T3">Vliv na Chernobyl:</text:span><text:span text:style-name="T2"> Střední (+0.01).</text:span></text:p>
            </text:list-item>
            <text:list-item>
              <text:p text:style-name="P78"><text:span text:style-name="T3">Použití:</text:span><text:span text:style-name="T2"> Poskytování informací, které agent nezná (historie Eltexu), ale za cenu rizika odhalení "robotického" tónu.</text:span></text:p>
            </text:list-item>
          </text:list>
        </text:list-item>
      </text:list>
      <text:list xml:id="list53919379009581" text:continue-list="list53919626490143" text:style-name="WWNum26">
        <text:list-item>
          <text:p text:style-name="P11"><text:span text:style-name="T3">Mód 3: GLITCH / TRUTH (Únik Dat)</text:span></text:p>
        </text:list-item>
      </text:list>
      <text:list xml:id="list3845998489" text:style-name="WWNum30">
        <text:list-item>
          <text:list>
            <text:list-item>
              <text:p text:style-name="P80"><text:span text:style-name="T3">Funkce:</text:span><text:span text:style-name="T2"> Nebezpečný mód. Backend vezme odpověď (zadanou nebo vygenerovanou) a aplikuje na ni filtr "poškození dat". Do textu jsou vloženy fragmenty pravdy o projektu Eltex ("...SYSTEM OVERRIDE: SUBJECTS ARE HUMAN..."), hexadecimální kódy a Zalgo znaky.</text:span></text:p>
            </text:list-item>
            <text:list-item>
              <text:p text:style-name="P80"><text:span text:style-name="T3">Vliv na Chernobyl:</text:span><text:span text:style-name="T2"> Vysoký (+0.05).</text:span></text:p>
            </text:list-item>
            <text:list-item>
              <text:p text:style-name="P82"><text:span text:style-name="T3">Použití:</text:span><text:span text:style-name="T2"> Vyvrcholení příběhu, sabotáž, momenty "prolomení bariéry".</text:span></text:p>
            </text:list-item>
          </text:list>
        </text:list-item>
      </text:list>
      <text:p text:style-name="P93"><draw:rect text:anchor-type="as-char" style:rel-width="100%" draw:z-index="4" draw:style-name="gr1" draw:text-style-name="P99" svg:width="0.0012in" svg:height="0.0213in"><text:p/></draw:rect><text:span text:style-name="T1">6. Administrátorské Rozhraní (4 Dashboardy)</text:span></text:p>
      <text:p text:style-name="P1"><text:span text:style-name="T2">Pro efektivní řízení hry 4 správci je navržen systém čtyř specializovaných dashboardů. Ačkoliv technicky jde o jednu webovou aplikaci, zobrazení se liší podle role nebo záložky. Dashboardy se aktualizují v reálném čase přes WebSockets.</text:span></text:p>
      <text:p text:style-name="P94"><text:span text:style-name="T1">6.1 Dashboard 1: "SYSTEM INTEGRITY &amp; CHERNOBYL"</text:span></text:p>
      <text:p text:style-name="P2"><text:span text:style-name="T2">Tento pohled je určen pro "bezpečnostního technika".</text:span></text:p>
      <text:list xml:id="list3976779209" text:style-name="WWNum31">
        <text:list-item>
          <text:p text:style-name="P29"><text:span text:style-name="T3">Dominantní prvek:</text:span><text:span text:style-name="T2"> Velký graf instability (Chernobyl Bar) v čase.</text:span></text:p>
        </text:list-item>
        <text:list-item>
          <text:p text:style-name="P29"><text:span text:style-name="T3">Ovládací prvky:</text:span></text:p>
        </text:list-item>
      </text:list>
      <text:list xml:id="list2325826641" text:style-name="WWNum2">
        <text:list-item>
          <text:list>
            <text:list-item>
              <text:p text:style-name="P83"><text:span text:style-name="T2">Slider pro manuální úpravu instability (pro dramatické účely).</text:span></text:p>
            </text:list-item>
            <text:list-item>
              <text:p text:style-name="P83"><text:span text:style-name="T2">Tlačítko "EMERGENCY SCRAM" (vyvolá okamžitý restart a rotaci).</text:span></text:p>
            </text:list-item>
          </text:list>
        </text:list-item>
      </text:list>
      <text:list xml:id="list53919989720473" text:continue-list="list3976779209" text:style-name="WWNum31">
        <text:list-item>
          <text:p text:style-name="P55"><text:span text:style-name="T3">Real-time Feed:</text:span><text:span text:style-name="T2"> Seznam nahlášených zpráv ("Ticket #89: User 4 nahlásil zprávu od Agenta 2"). Správce může ticket "vyřešit" (smazat) nebo "eskalovat" (zvýšit instabilitu).</text:span></text:p>
        </text:list-item>
      </text:list>
      <text:p text:style-name="P95"><text:span text:style-name="T1">6.2 Dashboard 2: "ECONOMY &amp; PRODUCTIVITY"</text:span></text:p>
      <text:p text:style-name="P2"><text:span text:style-name="T2">Pohled pro "HR manažera" a ekonoma.</text:span></text:p>
      <text:list xml:id="list1373755640" text:style-name="WWNum3">
        <text:list-item>
          <text:p text:style-name="P31"><text:span text:style-name="T3">Metriky:</text:span><text:span text:style-name="T2"> Celkové HDP (suma kreditů v oběhu), Průměrná spokojenost (odvozeno od počtu reportů), Inflace.</text:span></text:p>
        </text:list-item>
        <text:list-item>
          <text:p text:style-name="P31"><text:soft-page-break/><text:span text:style-name="T3">Ovládací prvky:</text:span></text:p>
        </text:list-item>
      </text:list>
      <text:list xml:id="list2467866090" text:style-name="WWNum4">
        <text:list-item>
          <text:list>
            <text:list-item>
              <text:p text:style-name="P85"><text:span text:style-name="T2">Global Inflation Multiplier: Slider (0.5x - 5.0x). Okamžitě mění ceny v obchodech uživatelů.</text:span></text:p>
            </text:list-item>
            <text:list-item>
              <text:p text:style-name="P85"><text:span text:style-name="T2">Mass Fine: Tlačítko pro stržení kreditů všem (disciplinární trest).</text:span></text:p>
            </text:list-item>
            <text:list-item>
              <text:p text:style-name="P85"><text:span text:style-name="T2">Stimulus: Tlačítko pro rozdání kreditů (podpora aktivity).</text:span></text:p>
            </text:list-item>
          </text:list>
        </text:list-item>
      </text:list>
      <text:list xml:id="list53920674232371" text:continue-list="list1373755640" text:style-name="WWNum3">
        <text:list-item>
          <text:p text:style-name="P56"><text:span text:style-name="T3">Tabulka:</text:span><text:span text:style-name="T2"> Žebříček nejproduktivnějších uživatelů (podle splněných úkolů).</text:span></text:p>
        </text:list-item>
      </text:list>
      <text:p text:style-name="P95"><text:span text:style-name="T1">6.3 Dashboard 3: "OPS &amp; ROTATION MATRIX"</text:span></text:p>
      <text:p text:style-name="P2"><text:span text:style-name="T2">Nejtechničtější pohled pro řízení agentů.</text:span></text:p>
      <text:list xml:id="list546828890" text:style-name="WWNum5">
        <text:list-item>
          <text:p text:style-name="P33"><text:span text:style-name="T3">Vizuál:</text:span><text:span text:style-name="T2"> "Kruhová matice". Zobrazuje grafické spojení mezi Agenty (vnitřní kruh) a Uživateli (vnější kruh).</text:span></text:p>
        </text:list-item>
        <text:list-item>
          <text:p text:style-name="P33"><text:span text:style-name="T3">Indikátory:</text:span><text:span text:style-name="T2"> Spojnice mění barvu podle aktivity chatu (Šedá = ticho, Zelená = aktivní, Červená = konflikt/report).</text:span></text:p>
        </text:list-item>
        <text:list-item>
          <text:p text:style-name="P33"><text:span text:style-name="T3">Ovládání:</text:span></text:p>
        </text:list-item>
      </text:list>
      <text:list xml:id="list638657436" text:style-name="WWNum6">
        <text:list-item>
          <text:list>
            <text:list-item>
              <text:p text:style-name="P87"><text:span text:style-name="T2">Velké červené tlačítko EXECUTE SHIFT+1.</text:span></text:p>
            </text:list-item>
            <text:list-item>
              <text:p text:style-name="P88"><text:span text:style-name="T2">Tlačítko PAUSE ALL CHATS.</text:span></text:p>
            </text:list-item>
          </text:list>
        </text:list-item>
      </text:list>
      <text:p text:style-name="P95"><text:span text:style-name="T1">6.4 Dashboard 4: "LOGS &amp; SURVEILLANCE"</text:span></text:p>
      <text:p text:style-name="P2"><text:span text:style-name="T2">Auditní pohled.</text:span></text:p>
      <text:list xml:id="list3756483655" text:style-name="WWNum7">
        <text:list-item>
          <text:p text:style-name="P35"><text:span text:style-name="T3">Funkce:</text:span><text:span text:style-name="T2"> Umožňuje "odposlouchávat" libovolnou konverzaci. Správce klikne na ID session a vidí chat v reálném čase, aniž by do něj mohl zasahovat.</text:span></text:p>
        </text:list-item>
        <text:list-item>
          <text:p text:style-name="P57"><text:span text:style-name="T3">System Logs:</text:span><text:span text:style-name="T2"> Výpis serverových hlášek (připojení, odpojení, chyby, SQL queries - pro debug).</text:span></text:p>
        </text:list-item>
      </text:list>
      <text:p text:style-name="P93"><draw:rect text:anchor-type="as-char" style:rel-width="100%" draw:z-index="5" draw:style-name="gr1" draw:text-style-name="P99" svg:width="0.0012in" svg:height="0.0213in"><text:p/></draw:rect><text:span text:style-name="T1">7. Klientské Terminály (Uživatelské UX)</text:span></text:p>
      <text:p text:style-name="P1"><text:span text:style-name="T2">Design uživatelského rozhraní je klíčový pro "suspension of disbelief". Rozhraní musí působit jako proprietární software korporace, ne jako webová stránka.</text:span></text:p>
      <text:p text:style-name="P94"><text:span text:style-name="T1">7.1 Vizuální Styl a Omezení</text:span></text:p>
      <text:list xml:id="list4289066724" text:style-name="WWNum8">
        <text:list-item>
          <text:p text:style-name="P36"><text:span text:style-name="T3">Estetika:</text:span><text:span text:style-name="T2"> Retro-futurismus. Černé pozadí, monochromatický text (zelená/jantarová/modrá - konfigurovatelné). Použití fontů s pevnou šířkou (monospaced).</text:span></text:p>
        </text:list-item>
        <text:list-item>
          <text:p text:style-name="P36"><text:span text:style-name="T3">Omezení:</text:span><text:span text:style-name="T2"> Uživatel nemůže používat pravé tlačítko myši (zablokováno JS), nemůže kopírovat text ven. Aplikace běží v režimu "Full Screen Kiosk" (pokud to prohlížeč dovolí).</text:span></text:p>
        </text:list-item>
        <text:list-item>
          <text:p text:style-name="P58"><text:soft-page-break/><text:span text:style-name="T3">Glitch Efekty:</text:span><text:span text:style-name="T2"> Frontend naslouchá proměnné visual_glitch_level ze serveru. Pokud hodnota stoupne, CSS aplikuje náhodné posuny (transform: translate), rozmazání (filter: blur) a problikávání.</text:span></text:p>
        </text:list-item>
      </text:list>
      <text:p text:style-name="P95"><text:span text:style-name="T1">7.2 Moduly Terminálu</text:span></text:p>
      <text:list xml:id="list3020095135" text:style-name="WWNum9">
        <text:list-item>
          <text:p text:style-name="P13"><text:span text:style-name="T3">Chat Stream:</text:span><text:span text:style-name="T2"> Hlavní okno. Zprávy se vypisují znak po znaku (typewriter effect) pro simulaci starého hardwaru a "přemýšlení" AI.</text:span></text:p>
        </text:list-item>
        <text:list-item>
          <text:p text:style-name="P13"><text:span text:style-name="T3">Task Manager:</text:span><text:span text:style-name="T2"> Seznam dostupných úkolů. Uživatel zde odevzdává textová řešení.</text:span></text:p>
        </text:list-item>
        <text:list-item>
          <text:p text:style-name="P13"><text:span text:style-name="T3">Marketplace:</text:span><text:span text:style-name="T2"> Obchod, kde uživatel utrácí kredity za "Tokeny na dotazy" nebo "Vylepšení statusu". Ceny jsou dynamicky načítány ze serveru (reflektují inflaci).</text:span></text:p>
        </text:list-item>
        <text:list-item>
          <text:p text:style-name="P19"><text:span text:style-name="T3">Report Button:</text:span><text:span text:style-name="T2"> Tlačítko s vykřičníkem u každé příchozí zprávy. Umožňuje nahlásit "podezřelou AI".</text:span></text:p>
        </text:list-item>
      </text:list>
      <text:p text:style-name="P93"><draw:rect text:anchor-type="as-char" style:rel-width="100%" draw:z-index="6" draw:style-name="gr1" draw:text-style-name="P99" svg:width="0.0012in" svg:height="0.0213in"><text:p/></draw:rect><text:span text:style-name="T1">8. Bezpečnost a Stabilita (ZED Prostředí)</text:span></text:p>
      <text:p text:style-name="P1"><text:span text:style-name="T2">V izolovaném prostředí bez přístupu k internetu je stabilita absolutní prioritou.</text:span></text:p>
      <text:p text:style-name="P94"><text:span text:style-name="T1">8.1 Ošetření Chyb (Error Handling)</text:span></text:p>
      <text:list xml:id="list2372533817" text:style-name="WWNum10">
        <text:list-item>
          <text:p text:style-name="P38"><text:span text:style-name="T3">WebSocket Reconnect:</text:span><text:span text:style-name="T2"> Klient (JS) musí implementovat "Exponential Backoff" strategii pro znovupřipojení. Pokud server spadne, klient zkouší připojení po 1s, 2s, 4s, 8s... Zároveň zobrazuje uživateli "SYSTEM CONNECTION LOST... RETRYING".</text:span></text:p>
        </text:list-item>
        <text:list-item>
          <text:p text:style-name="P59"><text:span text:style-name="T3">Graceful Degradation:</text:span><text:span text:style-name="T2"> Pokud selže databáze (např. lock), server nesmí spadnout. Musí zachytit výjimku, zalogovat ji a poslat uživateli zprávu "DATABASE ERROR - TRY AGAIN".</text:span></text:p>
        </text:list-item>
      </text:list>
      <text:p text:style-name="P95"><text:span text:style-name="T1">8.2 Sanitizace a Validace</text:span></text:p>
      <text:p text:style-name="P2"><text:span text:style-name="T2">Ačkoliv jde o uzavřenou hru, nelze vyloučit pokusy hráčů o "hackování" (SQL Injection přes chat input).</text:span></text:p>
      <text:list xml:id="list3675505699" text:style-name="WWNum11">
        <text:list-item>
          <text:p text:style-name="P39"><text:span text:style-name="T3">Pydantic Modely:</text:span><text:span text:style-name="T2"> Veškerá data vstupující do API jsou validována striktními schématy.</text:span></text:p>
        </text:list-item>
        <text:list-item>
          <text:p text:style-name="P60"><text:span text:style-name="T3">SQL Parameters:</text:span><text:span text:style-name="T2"> aiosqlite je používáno výhradně s parametrizovanými dotazy (execute("SELECT * FROM users WHERE id=?", (user_id,))).</text:span></text:p>
        </text:list-item>
      </text:list>
      <text:p text:style-name="P93"><draw:rect text:anchor-type="as-char" style:rel-width="100%" draw:z-index="7" draw:style-name="gr1" draw:text-style-name="P99" svg:width="0.0012in" svg:height="0.0213in"><text:p/></draw:rect><text:span text:style-name="T1">9. Plán Vývoje a Testování</text:span></text:p>
      <text:p text:style-name="P1"><text:span text:style-name="T2">Vývoj je strukturován do iterativních fází pro jednoho programátora.</text:span></text:p>
      <text:p text:style-name="P94"><text:span text:style-name="T1">Fáze 1: Core Architektura (Dny 1-2)</text:span></text:p>
      <text:list xml:id="list1026609408" text:style-name="WWNum12">
        <text:list-item>
          <text:p text:style-name="P40"><text:span text:style-name="T2">Setup projektu (FastAPI, uvicorn).</text:span></text:p>
        </text:list-item>
        <text:list-item>
          <text:p text:style-name="P40"><text:span text:style-name="T2">Implementace SQLite schématu a migračních skriptů.</text:span></text:p>
        </text:list-item>
        <text:list-item>
          <text:p text:style-name="P40"><text:span text:style-name="T2">Základní REST API pro autentizaci (JWT tokeny).</text:span></text:p>
        </text:list-item>
        <text:list-item>
          <text:p text:style-name="P61"><text:soft-page-break/><text:span text:style-name="T6">Milestone:</text:span><text:span text:style-name="T2"> Fungující login a vytvoření uživatele v DB.</text:span></text:p>
        </text:list-item>
      </text:list>
      <text:p text:style-name="P95"><text:span text:style-name="T1">Fáze 2: Real-time Chat (Dny 3-4)</text:span></text:p>
      <text:list xml:id="list3832299189" text:style-name="WWNum13">
        <text:list-item>
          <text:p text:style-name="P42"><text:span text:style-name="T2">Implementace ConnectionManager a WebSocket endpointů.</text:span></text:p>
        </text:list-item>
        <text:list-item>
          <text:p text:style-name="P42"><text:span text:style-name="T2">Základní routing zpráv (User &lt;-&gt; Agent).</text:span></text:p>
        </text:list-item>
        <text:list-item>
          <text:p text:style-name="P42"><text:span text:style-name="T2">Frontend prototyp (pouze textové pole a výpis).</text:span></text:p>
        </text:list-item>
        <text:list-item>
          <text:p text:style-name="P62"><text:span text:style-name="T6">Milestone:</text:span><text:span text:style-name="T2"> Dva prohlížeče si mohou posílat zprávy.</text:span></text:p>
        </text:list-item>
      </text:list>
      <text:p text:style-name="P95"><text:span text:style-name="T1">Fáze 3: Herní Enginy (Dny 5-7)</text:span></text:p>
      <text:list xml:id="list3419450707" text:style-name="WWNum14">
        <text:list-item>
          <text:p text:style-name="P44"><text:span text:style-name="T2">Implementace Economy Engine (kredity, transakce).</text:span></text:p>
        </text:list-item>
        <text:list-item>
          <text:p text:style-name="P44"><text:span text:style-name="T2">Implementace Rotation Engine (Shift+1 logika v SQL).</text:span></text:p>
        </text:list-item>
        <text:list-item>
          <text:p text:style-name="P44"><text:span text:style-name="T2">Implementace Chernobyl Engine (logika instability).</text:span></text:p>
        </text:list-item>
        <text:list-item>
          <text:p text:style-name="P44"><text:span text:style-name="T2">Integrace HYPER módů do backendu.</text:span></text:p>
        </text:list-item>
        <text:list-item>
          <text:p text:style-name="P63"><text:span text:style-name="T6">Milestone:</text:span><text:span text:style-name="T2"> Funkční rotace agentů a přičítání kreditů.</text:span></text:p>
        </text:list-item>
      </text:list>
      <text:p text:style-name="P95"><text:span text:style-name="T1">Fáze 4: UI/UX a Dashboardy (Dny 8-10)</text:span></text:p>
      <text:list xml:id="list2774738163" text:style-name="WWNum15">
        <text:list-item>
          <text:p text:style-name="P46"><text:span text:style-name="T2">Vytvoření HTML/JS šablon pro Dashboardy.</text:span></text:p>
        </text:list-item>
        <text:list-item>
          <text:p text:style-name="P46"><text:span text:style-name="T2">Stylování Terminálů (CSS efekty).</text:span></text:p>
        </text:list-item>
        <text:list-item>
          <text:p text:style-name="P46"><text:span text:style-name="T2">Vizualizace Chernobyl baru.</text:span></text:p>
        </text:list-item>
        <text:list-item>
          <text:p text:style-name="P64"><text:span text:style-name="T6">Milestone:</text:span><text:span text:style-name="T2"> Kompletní vizuální podoba systému.</text:span></text:p>
        </text:list-item>
      </text:list>
      <text:p text:style-name="P95"><text:span text:style-name="T1">Fáze 5: Stress Testing a Deployment (Dny 11-12)</text:span></text:p>
      <text:list xml:id="list2829283929" text:style-name="WWNum16">
        <text:list-item>
          <text:p text:style-name="P48"><text:span text:style-name="T3">Test T1 (Concurrency):</text:span><text:span text:style-name="T2"> Skript simulující 50 klientů posílajících zprávy každých 100ms. Cíl: Server nesmí spadnout, latence pod 200ms.</text:span></text:p>
        </text:list-item>
        <text:list-item>
          <text:p text:style-name="P48"><text:span text:style-name="T3">Test T2 (Recovery):</text:span><text:span text:style-name="T2"> Tvrdé vypnutí serveru (kill -9) během simulované zátěže. Po startu musí být data konzistentní (WAL mode test).</text:span></text:p>
        </text:list-item>
        <text:list-item>
          <text:p text:style-name="P65"><text:span text:style-name="T3">Test T3 (Logic):</text:span><text:span text:style-name="T2"> Ověření, že Shift+1 správně přehodí uživatele a neztratí zprávy ve frontě.</text:span></text:p>
        </text:list-item>
      </text:list>
      <text:p text:style-name="P95"><text:soft-page-break/><text:span text:style-name="T1">Závěr</text:span></text:p>
      <text:p text:style-name="P89"><text:span text:style-name="T2">Tento dokument specifikuje systém, který není jen pasivním nástrojem, ale aktivním účastníkem LARPu Iris. Jeho architektura kombinuje robustnost průmyslového softwaru s flexibilitou herního enginu, čímž vytváří ideální podhoubí pro vznik požadované atmosféry paranoie a odhalování skryté pravdy o projektu Eltex.</text:span></text:p>
      <text:p text:style-name="P98"><text:span text:style-name="T16">Citovaná díla</text:span></text:p>
      <text:list xml:id="list3222857704" text:style-name="WWNum17">
        <text:list-item>
          <text:p text:style-name="P90"><text:span text:style-name="T17">HNV- Iris, kostra příběhu.pd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45"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54"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63"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12" meta:paragraph-count="343" meta:word-count="2950" meta:character-count="21328" meta:non-whitespace-character-count="18750"/>
    <meta:generator>LibreOfficeDev/6.0.5.2$Linux_X86_64 LibreOffice_project/</meta:generator>
  </office:meta>
</office:document-meta>
</file>